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ink_1.receiver_i.routed_msg_sub.network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/>
          <table:table-cell office:value-type="string" calcext:value-type="string">
            <text:p>time (s)</text:p>
          </table:table-cell>
          <table:table-cell office:value-type="string" calcext:value-type="string">
            <text:p>data rate (bp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792313.51082" calcext:value-type="float">
            <text:p>1442792313.51082</text:p>
          </table:table-cell>
          <table:table-cell office:value-type="float" office:value="1442792313.51163" calcext:value-type="float">
            <text:p>1442792313.51163</text:p>
          </table:table-cell>
          <table:table-cell office:value-type="float" office:value="65632" calcext:value-type="float">
            <text:p>65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792320.57895" calcext:value-type="float">
            <text:p>1442792320.57895</text:p>
          </table:table-cell>
          <table:table-cell office:value-type="float" office:value="1442792320.57909" calcext:value-type="float">
            <text:p>1442792320.57909</text:p>
          </table:table-cell>
          <table:table-cell office:value-type="float" office:value="65632" calcext:value-type="float">
            <text:p>65632</text:p>
          </table:table-cell>
          <table:table-cell table:formula="of:=[.C3]-[.C$2]" office:value-type="float" office:value="7.06745839118958" calcext:value-type="float">
            <text:p>7.0674583912</text:p>
          </table:table-cell>
          <table:table-cell table:formula="of:=[.D3]/([.E3]-[.E2])" office:value-type="float" office:value="9286.50674220001" calcext:value-type="float">
            <text:p>9286.50674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792320.69751" calcext:value-type="float">
            <text:p>1442792320.69751</text:p>
          </table:table-cell>
          <table:table-cell office:value-type="float" office:value="1442792320.69758" calcext:value-type="float">
            <text:p>1442792320.69758</text:p>
          </table:table-cell>
          <table:table-cell office:value-type="float" office:value="65632" calcext:value-type="float">
            <text:p>65632</text:p>
          </table:table-cell>
          <table:table-cell table:formula="of:=[.C4]-[.C$2]" office:value-type="float" office:value="7.18594408035278" calcext:value-type="float">
            <text:p>7.1859440804</text:p>
          </table:table-cell>
          <table:table-cell table:formula="of:=[.D4]/([.E4]-[.E3])" office:value-type="float" office:value="553923.435509543" calcext:value-type="float">
            <text:p>553923.4355095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792320.77991" calcext:value-type="float">
            <text:p>1442792320.77991</text:p>
          </table:table-cell>
          <table:table-cell office:value-type="float" office:value="1442792320.77995" calcext:value-type="float">
            <text:p>1442792320.77995</text:p>
          </table:table-cell>
          <table:table-cell office:value-type="float" office:value="65632" calcext:value-type="float">
            <text:p>65632</text:p>
          </table:table-cell>
          <table:table-cell table:formula="of:=[.C5]-[.C$2]" office:value-type="float" office:value="7.26831650733948" calcext:value-type="float">
            <text:p>7.2683165073</text:p>
          </table:table-cell>
          <table:table-cell table:formula="of:=[.D5]/([.E5]-[.E4])" office:value-type="float" office:value="796771.473184851" calcext:value-type="float">
            <text:p>796771.4731848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792320.87424" calcext:value-type="float">
            <text:p>1442792320.87424</text:p>
          </table:table-cell>
          <table:table-cell office:value-type="float" office:value="1442792320.87432" calcext:value-type="float">
            <text:p>1442792320.87432</text:p>
          </table:table-cell>
          <table:table-cell office:value-type="float" office:value="65632" calcext:value-type="float">
            <text:p>65632</text:p>
          </table:table-cell>
          <table:table-cell table:formula="of:=[.C6]-[.C$2]" office:value-type="float" office:value="7.36268448829651" calcext:value-type="float">
            <text:p>7.3626844883</text:p>
          </table:table-cell>
          <table:table-cell table:formula="of:=[.D6]/([.E6]-[.E5])" office:value-type="float" office:value="695490.136955292" calcext:value-type="float">
            <text:p>695490.1369552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792320.92062" calcext:value-type="float">
            <text:p>1442792320.92062</text:p>
          </table:table-cell>
          <table:table-cell office:value-type="float" office:value="1442792320.92068" calcext:value-type="float">
            <text:p>1442792320.92068</text:p>
          </table:table-cell>
          <table:table-cell office:value-type="float" office:value="65632" calcext:value-type="float">
            <text:p>65632</text:p>
          </table:table-cell>
          <table:table-cell table:formula="of:=[.C7]-[.C$2]" office:value-type="float" office:value="7.40904498100281" calcext:value-type="float">
            <text:p>7.409044981</text:p>
          </table:table-cell>
          <table:table-cell table:formula="of:=[.D7]/([.E7]-[.E6])" office:value-type="float" office:value="1415688.14671124" calcext:value-type="float">
            <text:p>1415688.146711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792321.07345" calcext:value-type="float">
            <text:p>1442792321.07345</text:p>
          </table:table-cell>
          <table:table-cell office:value-type="float" office:value="1442792321.07361" calcext:value-type="float">
            <text:p>1442792321.07361</text:p>
          </table:table-cell>
          <table:table-cell office:value-type="float" office:value="65632" calcext:value-type="float">
            <text:p>65632</text:p>
          </table:table-cell>
          <table:table-cell table:formula="of:=[.C8]-[.C$2]" office:value-type="float" office:value="7.56197643280029" calcext:value-type="float">
            <text:p>7.5619764328</text:p>
          </table:table-cell>
          <table:table-cell table:formula="of:=[.D8]/([.E8]-[.E7])" office:value-type="float" office:value="429159.595548149" calcext:value-type="float">
            <text:p>429159.5955481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792321.15593" calcext:value-type="float">
            <text:p>1442792321.15593</text:p>
          </table:table-cell>
          <table:table-cell office:value-type="float" office:value="1442792321.156" calcext:value-type="float">
            <text:p>1442792321.156</text:p>
          </table:table-cell>
          <table:table-cell office:value-type="float" office:value="65632" calcext:value-type="float">
            <text:p>65632</text:p>
          </table:table-cell>
          <table:table-cell table:formula="of:=[.C9]-[.C$2]" office:value-type="float" office:value="7.64436936378479" calcext:value-type="float">
            <text:p>7.6443693638</text:p>
          </table:table-cell>
          <table:table-cell table:formula="of:=[.D9]/([.E9]-[.E8])" office:value-type="float" office:value="796573.191604863" calcext:value-type="float">
            <text:p>796573.1916048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792321.23818" calcext:value-type="float">
            <text:p>1442792321.23818</text:p>
          </table:table-cell>
          <table:table-cell office:value-type="float" office:value="1442792321.23823" calcext:value-type="float">
            <text:p>1442792321.23823</text:p>
          </table:table-cell>
          <table:table-cell office:value-type="float" office:value="65632" calcext:value-type="float">
            <text:p>65632</text:p>
          </table:table-cell>
          <table:table-cell table:formula="of:=[.C10]-[.C$2]" office:value-type="float" office:value="7.72659778594971" calcext:value-type="float">
            <text:p>7.7265977859</text:p>
          </table:table-cell>
          <table:table-cell table:formula="of:=[.D10]/([.E10]-[.E9])" office:value-type="float" office:value="798166.84148905" calcext:value-type="float">
            <text:p>798166.841489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792321.32075" calcext:value-type="float">
            <text:p>1442792321.32075</text:p>
          </table:table-cell>
          <table:table-cell office:value-type="float" office:value="1442792321.3208" calcext:value-type="float">
            <text:p>1442792321.3208</text:p>
          </table:table-cell>
          <table:table-cell office:value-type="float" office:value="65632" calcext:value-type="float">
            <text:p>65632</text:p>
          </table:table-cell>
          <table:table-cell table:formula="of:=[.C11]-[.C$2]" office:value-type="float" office:value="7.80916404724121" calcext:value-type="float">
            <text:p>7.8091640472</text:p>
          </table:table-cell>
          <table:table-cell table:formula="of:=[.D11]/([.E11]-[.E10])" office:value-type="float" office:value="794900.955588667" calcext:value-type="float">
            <text:p>794900.955588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792321.43898" calcext:value-type="float">
            <text:p>1442792321.43898</text:p>
          </table:table-cell>
          <table:table-cell office:value-type="float" office:value="1442792321.43903" calcext:value-type="float">
            <text:p>1442792321.43903</text:p>
          </table:table-cell>
          <table:table-cell office:value-type="float" office:value="65632" calcext:value-type="float">
            <text:p>65632</text:p>
          </table:table-cell>
          <table:table-cell table:formula="of:=[.C12]-[.C$2]" office:value-type="float" office:value="7.92740106582642" calcext:value-type="float">
            <text:p>7.9274010658</text:p>
          </table:table-cell>
          <table:table-cell table:formula="of:=[.D12]/([.E12]-[.E11])" office:value-type="float" office:value="555088.421421111" calcext:value-type="float">
            <text:p>555088.4214211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792321.55853" calcext:value-type="float">
            <text:p>1442792321.55853</text:p>
          </table:table-cell>
          <table:table-cell office:value-type="float" office:value="1442792321.55866" calcext:value-type="float">
            <text:p>1442792321.55866</text:p>
          </table:table-cell>
          <table:table-cell office:value-type="float" office:value="65632" calcext:value-type="float">
            <text:p>65632</text:p>
          </table:table-cell>
          <table:table-cell table:formula="of:=[.C13]-[.C$2]" office:value-type="float" office:value="8.04702520370483" calcext:value-type="float">
            <text:p>8.0470252037</text:p>
          </table:table-cell>
          <table:table-cell table:formula="of:=[.D13]/([.E13]-[.E12])" office:value-type="float" office:value="548651.811950413" calcext:value-type="float">
            <text:p>548651.8119504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792321.60358" calcext:value-type="float">
            <text:p>1442792321.60358</text:p>
          </table:table-cell>
          <table:table-cell office:value-type="float" office:value="1442792321.60362" calcext:value-type="float">
            <text:p>1442792321.60362</text:p>
          </table:table-cell>
          <table:table-cell office:value-type="float" office:value="65632" calcext:value-type="float">
            <text:p>65632</text:p>
          </table:table-cell>
          <table:table-cell table:formula="of:=[.C14]-[.C$2]" office:value-type="float" office:value="8.0919885635376" calcext:value-type="float">
            <text:p>8.0919885635</text:p>
          </table:table-cell>
          <table:table-cell table:formula="of:=[.D14]/([.E14]-[.E13])" office:value-type="float" office:value="1459677.39608675" calcext:value-type="float">
            <text:p>1459677.396086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792321.71565" calcext:value-type="float">
            <text:p>1442792321.71565</text:p>
          </table:table-cell>
          <table:table-cell office:value-type="float" office:value="1442792321.71576" calcext:value-type="float">
            <text:p>1442792321.71576</text:p>
          </table:table-cell>
          <table:table-cell office:value-type="float" office:value="65632" calcext:value-type="float">
            <text:p>65632</text:p>
          </table:table-cell>
          <table:table-cell table:formula="of:=[.C15]-[.C$2]" office:value-type="float" office:value="8.20413136482239" calcext:value-type="float">
            <text:p>8.2041313648</text:p>
          </table:table-cell>
          <table:table-cell table:formula="of:=[.D15]/([.E15]-[.E14])" office:value-type="float" office:value="585253.794698115" calcext:value-type="float">
            <text:p>585253.7946981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792321.79394" calcext:value-type="float">
            <text:p>1442792321.79394</text:p>
          </table:table-cell>
          <table:table-cell office:value-type="float" office:value="1442792321.79397" calcext:value-type="float">
            <text:p>1442792321.79397</text:p>
          </table:table-cell>
          <table:table-cell office:value-type="float" office:value="65632" calcext:value-type="float">
            <text:p>65632</text:p>
          </table:table-cell>
          <table:table-cell table:formula="of:=[.C16]-[.C$2]" office:value-type="float" office:value="8.28234243392944" calcext:value-type="float">
            <text:p>8.2823424339</text:p>
          </table:table-cell>
          <table:table-cell table:formula="of:=[.D16]/([.E16]-[.E15])" office:value-type="float" office:value="839165.10475215" calcext:value-type="float">
            <text:p>839165.104752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792321.87238" calcext:value-type="float">
            <text:p>1442792321.87238</text:p>
          </table:table-cell>
          <table:table-cell office:value-type="float" office:value="1442792321.87245" calcext:value-type="float">
            <text:p>1442792321.87245</text:p>
          </table:table-cell>
          <table:table-cell office:value-type="float" office:value="65632" calcext:value-type="float">
            <text:p>65632</text:p>
          </table:table-cell>
          <table:table-cell table:formula="of:=[.C17]-[.C$2]" office:value-type="float" office:value="8.36081767082214" calcext:value-type="float">
            <text:p>8.3608176708</text:p>
          </table:table-cell>
          <table:table-cell table:formula="of:=[.D17]/([.E17]-[.E16])" office:value-type="float" office:value="836340.259663557" calcext:value-type="float">
            <text:p>836340.2596635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792321.95099" calcext:value-type="float">
            <text:p>1442792321.95099</text:p>
          </table:table-cell>
          <table:table-cell office:value-type="float" office:value="1442792321.95103" calcext:value-type="float">
            <text:p>1442792321.95103</text:p>
          </table:table-cell>
          <table:table-cell office:value-type="float" office:value="65632" calcext:value-type="float">
            <text:p>65632</text:p>
          </table:table-cell>
          <table:table-cell table:formula="of:=[.C18]-[.C$2]" office:value-type="float" office:value="8.4393937587738" calcext:value-type="float">
            <text:p>8.4393937588</text:p>
          </table:table-cell>
          <table:table-cell table:formula="of:=[.D18]/([.E18]-[.E17])" office:value-type="float" office:value="835266.831308485" calcext:value-type="float">
            <text:p>835266.8313084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792322.02821" calcext:value-type="float">
            <text:p>1442792322.02821</text:p>
          </table:table-cell>
          <table:table-cell office:value-type="float" office:value="1442792322.02825" calcext:value-type="float">
            <text:p>1442792322.02825</text:p>
          </table:table-cell>
          <table:table-cell office:value-type="float" office:value="65632" calcext:value-type="float">
            <text:p>65632</text:p>
          </table:table-cell>
          <table:table-cell table:formula="of:=[.C19]-[.C$2]" office:value-type="float" office:value="8.51662182807922" calcext:value-type="float">
            <text:p>8.5166218281</text:p>
          </table:table-cell>
          <table:table-cell table:formula="of:=[.D19]/([.E19]-[.E18])" office:value-type="float" office:value="849846.443013355" calcext:value-type="float">
            <text:p>849846.4430133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792322.10674" calcext:value-type="float">
            <text:p>1442792322.10674</text:p>
          </table:table-cell>
          <table:table-cell office:value-type="float" office:value="1442792322.10679" calcext:value-type="float">
            <text:p>1442792322.10679</text:p>
          </table:table-cell>
          <table:table-cell office:value-type="float" office:value="65632" calcext:value-type="float">
            <text:p>65632</text:p>
          </table:table-cell>
          <table:table-cell table:formula="of:=[.C20]-[.C$2]" office:value-type="float" office:value="8.5951623916626" calcext:value-type="float">
            <text:p>8.5951623917</text:p>
          </table:table-cell>
          <table:table-cell table:formula="of:=[.D20]/([.E20]-[.E19])" office:value-type="float" office:value="835644.627509312" calcext:value-type="float">
            <text:p>835644.6275093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792322.1852" calcext:value-type="float">
            <text:p>1442792322.1852</text:p>
          </table:table-cell>
          <table:table-cell office:value-type="float" office:value="1442792322.18524" calcext:value-type="float">
            <text:p>1442792322.18524</text:p>
          </table:table-cell>
          <table:table-cell office:value-type="float" office:value="65632" calcext:value-type="float">
            <text:p>65632</text:p>
          </table:table-cell>
          <table:table-cell table:formula="of:=[.C21]-[.C$2]" office:value-type="float" office:value="8.67360973358154" calcext:value-type="float">
            <text:p>8.6736097336</text:p>
          </table:table-cell>
          <table:table-cell table:formula="of:=[.D21]/([.E21]-[.E20])" office:value-type="float" office:value="836637.652653845" calcext:value-type="float">
            <text:p>836637.6526538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792322.26357" calcext:value-type="float">
            <text:p>1442792322.26357</text:p>
          </table:table-cell>
          <table:table-cell office:value-type="float" office:value="1442792322.26361" calcext:value-type="float">
            <text:p>1442792322.26361</text:p>
          </table:table-cell>
          <table:table-cell office:value-type="float" office:value="65632" calcext:value-type="float">
            <text:p>65632</text:p>
          </table:table-cell>
          <table:table-cell table:formula="of:=[.C22]-[.C$2]" office:value-type="float" office:value="8.75198245048523" calcext:value-type="float">
            <text:p>8.7519824505</text:p>
          </table:table-cell>
          <table:table-cell table:formula="of:=[.D22]/([.E22]-[.E21])" office:value-type="float" office:value="837434.283165865" calcext:value-type="float">
            <text:p>837434.2831658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792322.34213" calcext:value-type="float">
            <text:p>1442792322.34213</text:p>
          </table:table-cell>
          <table:table-cell office:value-type="float" office:value="1442792322.34217" calcext:value-type="float">
            <text:p>1442792322.34217</text:p>
          </table:table-cell>
          <table:table-cell office:value-type="float" office:value="65632" calcext:value-type="float">
            <text:p>65632</text:p>
          </table:table-cell>
          <table:table-cell table:formula="of:=[.C23]-[.C$2]" office:value-type="float" office:value="8.83054161071777" calcext:value-type="float">
            <text:p>8.8305416107</text:p>
          </table:table-cell>
          <table:table-cell table:formula="of:=[.D23]/([.E23]-[.E22])" office:value-type="float" office:value="835446.812386002" calcext:value-type="float">
            <text:p>835446.8123860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792322.4199" calcext:value-type="float">
            <text:p>1442792322.4199</text:p>
          </table:table-cell>
          <table:table-cell office:value-type="float" office:value="1442792322.41994" calcext:value-type="float">
            <text:p>1442792322.41994</text:p>
          </table:table-cell>
          <table:table-cell office:value-type="float" office:value="65632" calcext:value-type="float">
            <text:p>65632</text:p>
          </table:table-cell>
          <table:table-cell table:formula="of:=[.C24]-[.C$2]" office:value-type="float" office:value="8.90831136703491" calcext:value-type="float">
            <text:p>8.908311367</text:p>
          </table:table-cell>
          <table:table-cell table:formula="of:=[.D24]/([.E24]-[.E23])" office:value-type="float" office:value="843927.036782243" calcext:value-type="float">
            <text:p>843927.0367822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792322.52967" calcext:value-type="float">
            <text:p>1442792322.52967</text:p>
          </table:table-cell>
          <table:table-cell office:value-type="float" office:value="1442792322.52973" calcext:value-type="float">
            <text:p>1442792322.52973</text:p>
          </table:table-cell>
          <table:table-cell office:value-type="float" office:value="65632" calcext:value-type="float">
            <text:p>65632</text:p>
          </table:table-cell>
          <table:table-cell table:formula="of:=[.C25]-[.C$2]" office:value-type="float" office:value="9.01809978485107" calcext:value-type="float">
            <text:p>9.0180997849</text:p>
          </table:table-cell>
          <table:table-cell table:formula="of:=[.D25]/([.E25]-[.E24])" office:value-type="float" office:value="597804.406926595" calcext:value-type="float">
            <text:p>597804.4069265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792322.61265" calcext:value-type="float">
            <text:p>1442792322.61265</text:p>
          </table:table-cell>
          <table:table-cell office:value-type="float" office:value="1442792322.61269" calcext:value-type="float">
            <text:p>1442792322.61269</text:p>
          </table:table-cell>
          <table:table-cell office:value-type="float" office:value="65632" calcext:value-type="float">
            <text:p>65632</text:p>
          </table:table-cell>
          <table:table-cell table:formula="of:=[.C26]-[.C$2]" office:value-type="float" office:value="9.10106325149536" calcext:value-type="float">
            <text:p>9.1010632515</text:p>
          </table:table-cell>
          <table:table-cell table:formula="of:=[.D26]/([.E26]-[.E25])" office:value-type="float" office:value="791095.197135418" calcext:value-type="float">
            <text:p>791095.1971354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792322.67669" calcext:value-type="float">
            <text:p>1442792322.67669</text:p>
          </table:table-cell>
          <table:table-cell office:value-type="float" office:value="1442792322.67678" calcext:value-type="float">
            <text:p>1442792322.67678</text:p>
          </table:table-cell>
          <table:table-cell office:value-type="float" office:value="65632" calcext:value-type="float">
            <text:p>65632</text:p>
          </table:table-cell>
          <table:table-cell table:formula="of:=[.C27]-[.C$2]" office:value-type="float" office:value="9.16515207290649" calcext:value-type="float">
            <text:p>9.1651520729</text:p>
          </table:table-cell>
          <table:table-cell table:formula="of:=[.D27]/([.E27]-[.E26])" office:value-type="float" office:value="1024078.7481325" calcext:value-type="float">
            <text:p>1024078.74813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792322.74113" calcext:value-type="float">
            <text:p>1442792322.74113</text:p>
          </table:table-cell>
          <table:table-cell office:value-type="float" office:value="1442792322.74118" calcext:value-type="float">
            <text:p>1442792322.74118</text:p>
          </table:table-cell>
          <table:table-cell office:value-type="float" office:value="65632" calcext:value-type="float">
            <text:p>65632</text:p>
          </table:table-cell>
          <table:table-cell table:formula="of:=[.C28]-[.C$2]" office:value-type="float" office:value="9.22954535484314" calcext:value-type="float">
            <text:p>9.2295453548</text:p>
          </table:table-cell>
          <table:table-cell table:formula="of:=[.D28]/([.E28]-[.E27])" office:value-type="float" office:value="1019236.75927208" calcext:value-type="float">
            <text:p>1019236.759272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792322.80547" calcext:value-type="float">
            <text:p>1442792322.80547</text:p>
          </table:table-cell>
          <table:table-cell office:value-type="float" office:value="1442792322.80551" calcext:value-type="float">
            <text:p>1442792322.80551</text:p>
          </table:table-cell>
          <table:table-cell office:value-type="float" office:value="65632" calcext:value-type="float">
            <text:p>65632</text:p>
          </table:table-cell>
          <table:table-cell table:formula="of:=[.C29]-[.C$2]" office:value-type="float" office:value="9.29387879371643" calcext:value-type="float">
            <text:p>9.2938787937</text:p>
          </table:table-cell>
          <table:table-cell table:formula="of:=[.D29]/([.E29]-[.E28])" office:value-type="float" office:value="1020184.85486633" calcext:value-type="float">
            <text:p>1020184.854866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792322.87009" calcext:value-type="float">
            <text:p>1442792322.87009</text:p>
          </table:table-cell>
          <table:table-cell office:value-type="float" office:value="1442792322.87013" calcext:value-type="float">
            <text:p>1442792322.87013</text:p>
          </table:table-cell>
          <table:table-cell office:value-type="float" office:value="65632" calcext:value-type="float">
            <text:p>65632</text:p>
          </table:table-cell>
          <table:table-cell table:formula="of:=[.C30]-[.C$2]" office:value-type="float" office:value="9.35849547386169" calcext:value-type="float">
            <text:p>9.3584954739</text:p>
          </table:table-cell>
          <table:table-cell table:formula="of:=[.D30]/([.E30]-[.E29])" office:value-type="float" office:value="1015712.96842323" calcext:value-type="float">
            <text:p>1015712.968423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792322.9981" calcext:value-type="float">
            <text:p>1442792322.9981</text:p>
          </table:table-cell>
          <table:table-cell office:value-type="float" office:value="1442792322.99823" calcext:value-type="float">
            <text:p>1442792322.99823</text:p>
          </table:table-cell>
          <table:table-cell office:value-type="float" office:value="65632" calcext:value-type="float">
            <text:p>65632</text:p>
          </table:table-cell>
          <table:table-cell table:formula="of:=[.C31]-[.C$2]" office:value-type="float" office:value="9.48659753799439" calcext:value-type="float">
            <text:p>9.486597538</text:p>
          </table:table-cell>
          <table:table-cell table:formula="of:=[.D31]/([.E31]-[.E30])" office:value-type="float" office:value="512341.471188296" calcext:value-type="float">
            <text:p>512341.47118829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792323.06292" calcext:value-type="float">
            <text:p>1442792323.06292</text:p>
          </table:table-cell>
          <table:table-cell office:value-type="float" office:value="1442792323.06296" calcext:value-type="float">
            <text:p>1442792323.06296</text:p>
          </table:table-cell>
          <table:table-cell office:value-type="float" office:value="65632" calcext:value-type="float">
            <text:p>65632</text:p>
          </table:table-cell>
          <table:table-cell table:formula="of:=[.C32]-[.C$2]" office:value-type="float" office:value="9.55132985115051" calcext:value-type="float">
            <text:p>9.5513298512</text:p>
          </table:table-cell>
          <table:table-cell table:formula="of:=[.D32]/([.E32]-[.E31])" office:value-type="float" office:value="1013898.57398888" calcext:value-type="float">
            <text:p>1013898.573988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792323.12696" calcext:value-type="float">
            <text:p>1442792323.12696</text:p>
          </table:table-cell>
          <table:table-cell office:value-type="float" office:value="1442792323.12709" calcext:value-type="float">
            <text:p>1442792323.12709</text:p>
          </table:table-cell>
          <table:table-cell office:value-type="float" office:value="65632" calcext:value-type="float">
            <text:p>65632</text:p>
          </table:table-cell>
          <table:table-cell table:formula="of:=[.C33]-[.C$2]" office:value-type="float" office:value="9.61545896530151" calcext:value-type="float">
            <text:p>9.6154589653</text:p>
          </table:table-cell>
          <table:table-cell table:formula="of:=[.D33]/([.E33]-[.E32])" office:value-type="float" office:value="1023435.31278883" calcext:value-type="float">
            <text:p>1023435.312788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792323.19155" calcext:value-type="float">
            <text:p>1442792323.19155</text:p>
          </table:table-cell>
          <table:table-cell office:value-type="float" office:value="1442792323.19162" calcext:value-type="float">
            <text:p>1442792323.19162</text:p>
          </table:table-cell>
          <table:table-cell office:value-type="float" office:value="65632" calcext:value-type="float">
            <text:p>65632</text:p>
          </table:table-cell>
          <table:table-cell table:formula="of:=[.C34]-[.C$2]" office:value-type="float" office:value="9.67999172210693" calcext:value-type="float">
            <text:p>9.6799917221</text:p>
          </table:table-cell>
          <table:table-cell table:formula="of:=[.D34]/([.E34]-[.E33])" office:value-type="float" office:value="1017033.87936602" calcext:value-type="float">
            <text:p>1017033.879366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792323.25601" calcext:value-type="float">
            <text:p>1442792323.25601</text:p>
          </table:table-cell>
          <table:table-cell office:value-type="float" office:value="1442792323.25605" calcext:value-type="float">
            <text:p>1442792323.25605</text:p>
          </table:table-cell>
          <table:table-cell office:value-type="float" office:value="65632" calcext:value-type="float">
            <text:p>65632</text:p>
          </table:table-cell>
          <table:table-cell table:formula="of:=[.C35]-[.C$2]" office:value-type="float" office:value="9.74441599845886" calcext:value-type="float">
            <text:p>9.7444159985</text:p>
          </table:table-cell>
          <table:table-cell table:formula="of:=[.D35]/([.E35]-[.E34])" office:value-type="float" office:value="1018746.40611365" calcext:value-type="float">
            <text:p>1018746.406113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792323.38405" calcext:value-type="float">
            <text:p>1442792323.38405</text:p>
          </table:table-cell>
          <table:table-cell office:value-type="float" office:value="1442792323.38409" calcext:value-type="float">
            <text:p>1442792323.38409</text:p>
          </table:table-cell>
          <table:table-cell office:value-type="float" office:value="65632" calcext:value-type="float">
            <text:p>65632</text:p>
          </table:table-cell>
          <table:table-cell table:formula="of:=[.C36]-[.C$2]" office:value-type="float" office:value="9.8724536895752" calcext:value-type="float">
            <text:p>9.8724536896</text:p>
          </table:table-cell>
          <table:table-cell table:formula="of:=[.D36]/([.E36]-[.E35])" office:value-type="float" office:value="512599.059134609" calcext:value-type="float">
            <text:p>512599.05913460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792323.44966" calcext:value-type="float">
            <text:p>1442792323.44966</text:p>
          </table:table-cell>
          <table:table-cell office:value-type="float" office:value="1442792323.4498" calcext:value-type="float">
            <text:p>1442792323.4498</text:p>
          </table:table-cell>
          <table:table-cell office:value-type="float" office:value="65632" calcext:value-type="float">
            <text:p>65632</text:p>
          </table:table-cell>
          <table:table-cell table:formula="of:=[.C37]-[.C$2]" office:value-type="float" office:value="9.93816947937012" calcext:value-type="float">
            <text:p>9.9381694794</text:p>
          </table:table-cell>
          <table:table-cell table:formula="of:=[.D37]/([.E37]-[.E36])" office:value-type="float" office:value="998724.96708655" calcext:value-type="float">
            <text:p>998724.9670865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792323.51607" calcext:value-type="float">
            <text:p>1442792323.51607</text:p>
          </table:table-cell>
          <table:table-cell office:value-type="float" office:value="1442792323.51611" calcext:value-type="float">
            <text:p>1442792323.51611</text:p>
          </table:table-cell>
          <table:table-cell office:value-type="float" office:value="65632" calcext:value-type="float">
            <text:p>65632</text:p>
          </table:table-cell>
          <table:table-cell table:formula="of:=[.C38]-[.C$2]" office:value-type="float" office:value="10.0044758319855" calcext:value-type="float">
            <text:p>10.004475832</text:p>
          </table:table-cell>
          <table:table-cell table:formula="of:=[.D38]/([.E38]-[.E37])" office:value-type="float" office:value="989829.743474681" calcext:value-type="float">
            <text:p>989829.74347468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792323.5828" calcext:value-type="float">
            <text:p>1442792323.5828</text:p>
          </table:table-cell>
          <table:table-cell office:value-type="float" office:value="1442792323.58283" calcext:value-type="float">
            <text:p>1442792323.58283</text:p>
          </table:table-cell>
          <table:table-cell office:value-type="float" office:value="65632" calcext:value-type="float">
            <text:p>65632</text:p>
          </table:table-cell>
          <table:table-cell table:formula="of:=[.C39]-[.C$2]" office:value-type="float" office:value="10.0712032318115" calcext:value-type="float">
            <text:p>10.0712032318</text:p>
          </table:table-cell>
          <table:table-cell table:formula="of:=[.D39]/([.E39]-[.E38])" office:value-type="float" office:value="983583.957581063" calcext:value-type="float">
            <text:p>983583.9575810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792323.64929" calcext:value-type="float">
            <text:p>1442792323.64929</text:p>
          </table:table-cell>
          <table:table-cell office:value-type="float" office:value="1442792323.64935" calcext:value-type="float">
            <text:p>1442792323.64935</text:p>
          </table:table-cell>
          <table:table-cell office:value-type="float" office:value="65632" calcext:value-type="float">
            <text:p>65632</text:p>
          </table:table-cell>
          <table:table-cell table:formula="of:=[.C40]-[.C$2]" office:value-type="float" office:value="10.1377182006836" calcext:value-type="float">
            <text:p>10.1377182007</text:p>
          </table:table-cell>
          <table:table-cell table:formula="of:=[.D40]/([.E40]-[.E39])" office:value-type="float" office:value="986725.260688785" calcext:value-type="float">
            <text:p>986725.2606887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792323.71567" calcext:value-type="float">
            <text:p>1442792323.71567</text:p>
          </table:table-cell>
          <table:table-cell office:value-type="float" office:value="1442792323.71571" calcext:value-type="float">
            <text:p>1442792323.71571</text:p>
          </table:table-cell>
          <table:table-cell office:value-type="float" office:value="65632" calcext:value-type="float">
            <text:p>65632</text:p>
          </table:table-cell>
          <table:table-cell table:formula="of:=[.C41]-[.C$2]" office:value-type="float" office:value="10.2040739059448" calcext:value-type="float">
            <text:p>10.2040739059</text:p>
          </table:table-cell>
          <table:table-cell table:formula="of:=[.D41]/([.E41]-[.E40])" office:value-type="float" office:value="989093.548800644" calcext:value-type="float">
            <text:p>989093.5488006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792323.78238" calcext:value-type="float">
            <text:p>1442792323.78238</text:p>
          </table:table-cell>
          <table:table-cell office:value-type="float" office:value="1442792323.78242" calcext:value-type="float">
            <text:p>1442792323.78242</text:p>
          </table:table-cell>
          <table:table-cell office:value-type="float" office:value="65632" calcext:value-type="float">
            <text:p>65632</text:p>
          </table:table-cell>
          <table:table-cell table:formula="of:=[.C42]-[.C$2]" office:value-type="float" office:value="10.270788192749" calcext:value-type="float">
            <text:p>10.2707881927</text:p>
          </table:table-cell>
          <table:table-cell table:formula="of:=[.D42]/([.E42]-[.E41])" office:value-type="float" office:value="983777.285855193" calcext:value-type="float">
            <text:p>983777.2858551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792323.89294" calcext:value-type="float">
            <text:p>1442792323.89294</text:p>
          </table:table-cell>
          <table:table-cell office:value-type="float" office:value="1442792323.89297" calcext:value-type="float">
            <text:p>1442792323.89297</text:p>
          </table:table-cell>
          <table:table-cell office:value-type="float" office:value="65632" calcext:value-type="float">
            <text:p>65632</text:p>
          </table:table-cell>
          <table:table-cell table:formula="of:=[.C43]-[.C$2]" office:value-type="float" office:value="10.381343126297" calcext:value-type="float">
            <text:p>10.3813431263</text:p>
          </table:table-cell>
          <table:table-cell table:formula="of:=[.D43]/([.E43]-[.E42])" office:value-type="float" office:value="593659.621454342" calcext:value-type="float">
            <text:p>593659.6214543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792323.96047" calcext:value-type="float">
            <text:p>1442792323.96047</text:p>
          </table:table-cell>
          <table:table-cell office:value-type="float" office:value="1442792323.96058" calcext:value-type="float">
            <text:p>1442792323.96058</text:p>
          </table:table-cell>
          <table:table-cell office:value-type="float" office:value="65632" calcext:value-type="float">
            <text:p>65632</text:p>
          </table:table-cell>
          <table:table-cell table:formula="of:=[.C44]-[.C$2]" office:value-type="float" office:value="10.4489495754242" calcext:value-type="float">
            <text:p>10.4489495754</text:p>
          </table:table-cell>
          <table:table-cell table:formula="of:=[.D44]/([.E44]-[.E43])" office:value-type="float" office:value="970794.958873192" calcext:value-type="float">
            <text:p>970794.95887319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792324.0246" calcext:value-type="float">
            <text:p>1442792324.0246</text:p>
          </table:table-cell>
          <table:table-cell office:value-type="float" office:value="1442792324.02464" calcext:value-type="float">
            <text:p>1442792324.02464</text:p>
          </table:table-cell>
          <table:table-cell office:value-type="float" office:value="65632" calcext:value-type="float">
            <text:p>65632</text:p>
          </table:table-cell>
          <table:table-cell table:formula="of:=[.C45]-[.C$2]" office:value-type="float" office:value="10.5130062103272" calcext:value-type="float">
            <text:p>10.5130062103</text:p>
          </table:table-cell>
          <table:table-cell table:formula="of:=[.D45]/([.E45]-[.E44])" office:value-type="float" office:value="1024593.31651487" calcext:value-type="float">
            <text:p>1024593.3165148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792324.05155" calcext:value-type="float">
            <text:p>1442792324.05155</text:p>
          </table:table-cell>
          <table:table-cell office:value-type="float" office:value="1442792324.05161" calcext:value-type="float">
            <text:p>1442792324.05161</text:p>
          </table:table-cell>
          <table:table-cell office:value-type="float" office:value="65632" calcext:value-type="float">
            <text:p>65632</text:p>
          </table:table-cell>
          <table:table-cell table:formula="of:=[.C46]-[.C$2]" office:value-type="float" office:value="10.5399830341339" calcext:value-type="float">
            <text:p>10.5399830341</text:p>
          </table:table-cell>
          <table:table-cell table:formula="of:=[.D46]/([.E46]-[.E45])" office:value-type="float" office:value="2432903.16421709" calcext:value-type="float">
            <text:p>2432903.1642170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792324.16079" calcext:value-type="float">
            <text:p>1442792324.16079</text:p>
          </table:table-cell>
          <table:table-cell office:value-type="float" office:value="1442792324.16085" calcext:value-type="float">
            <text:p>1442792324.16085</text:p>
          </table:table-cell>
          <table:table-cell office:value-type="float" office:value="65632" calcext:value-type="float">
            <text:p>65632</text:p>
          </table:table-cell>
          <table:table-cell table:formula="of:=[.C47]-[.C$2]" office:value-type="float" office:value="10.6492164134979" calcext:value-type="float">
            <text:p>10.6492164135</text:p>
          </table:table-cell>
          <table:table-cell table:formula="of:=[.D47]/([.E47]-[.E46])" office:value-type="float" office:value="600841.980556926" calcext:value-type="float">
            <text:p>600841.9805569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792324.18204" calcext:value-type="float">
            <text:p>1442792324.18204</text:p>
          </table:table-cell>
          <table:table-cell office:value-type="float" office:value="1442792324.18257" calcext:value-type="float">
            <text:p>1442792324.18257</text:p>
          </table:table-cell>
          <table:table-cell office:value-type="float" office:value="65632" calcext:value-type="float">
            <text:p>65632</text:p>
          </table:table-cell>
          <table:table-cell table:formula="of:=[.C48]-[.C$2]" office:value-type="float" office:value="10.670937538147" calcext:value-type="float">
            <text:p>10.6709375381</text:p>
          </table:table-cell>
          <table:table-cell table:formula="of:=[.D48]/([.E48]-[.E47])" office:value-type="float" office:value="3021574.66799846" calcext:value-type="float">
            <text:p>3021574.6679984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792324.24902" calcext:value-type="float">
            <text:p>1442792324.24902</text:p>
          </table:table-cell>
          <table:table-cell office:value-type="float" office:value="1442792324.24906" calcext:value-type="float">
            <text:p>1442792324.24906</text:p>
          </table:table-cell>
          <table:table-cell office:value-type="float" office:value="65632" calcext:value-type="float">
            <text:p>65632</text:p>
          </table:table-cell>
          <table:table-cell table:formula="of:=[.C49]-[.C$2]" office:value-type="float" office:value="10.7374317646027" calcext:value-type="float">
            <text:p>10.7374317646</text:p>
          </table:table-cell>
          <table:table-cell table:formula="of:=[.D49]/([.E49]-[.E48])" office:value-type="float" office:value="987033.062843989" calcext:value-type="float">
            <text:p>987033.06284398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792324.31516" calcext:value-type="float">
            <text:p>1442792324.31516</text:p>
          </table:table-cell>
          <table:table-cell office:value-type="float" office:value="1442792324.31521" calcext:value-type="float">
            <text:p>1442792324.31521</text:p>
          </table:table-cell>
          <table:table-cell office:value-type="float" office:value="65632" calcext:value-type="float">
            <text:p>65632</text:p>
          </table:table-cell>
          <table:table-cell table:formula="of:=[.C50]-[.C$2]" office:value-type="float" office:value="10.803581237793" calcext:value-type="float">
            <text:p>10.8035812378</text:p>
          </table:table-cell>
          <table:table-cell table:formula="of:=[.D50]/([.E50]-[.E49])" office:value-type="float" office:value="992177.213735038" calcext:value-type="float">
            <text:p>992177.21373503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792324.44787" calcext:value-type="float">
            <text:p>1442792324.44787</text:p>
          </table:table-cell>
          <table:table-cell office:value-type="float" office:value="1442792324.44795" calcext:value-type="float">
            <text:p>1442792324.44795</text:p>
          </table:table-cell>
          <table:table-cell office:value-type="float" office:value="65632" calcext:value-type="float">
            <text:p>65632</text:p>
          </table:table-cell>
          <table:table-cell table:formula="of:=[.C51]-[.C$2]" office:value-type="float" office:value="10.9363203048706" calcext:value-type="float">
            <text:p>10.9363203049</text:p>
          </table:table-cell>
          <table:table-cell table:formula="of:=[.D51]/([.E51]-[.E50])" office:value-type="float" office:value="494443.734199315" calcext:value-type="float">
            <text:p>494443.7341993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792324.51415" calcext:value-type="float">
            <text:p>1442792324.51415</text:p>
          </table:table-cell>
          <table:table-cell office:value-type="float" office:value="1442792324.51419" calcext:value-type="float">
            <text:p>1442792324.51419</text:p>
          </table:table-cell>
          <table:table-cell office:value-type="float" office:value="65632" calcext:value-type="float">
            <text:p>65632</text:p>
          </table:table-cell>
          <table:table-cell table:formula="of:=[.C52]-[.C$2]" office:value-type="float" office:value="11.0025596618652" calcext:value-type="float">
            <text:p>11.0025596619</text:p>
          </table:table-cell>
          <table:table-cell table:formula="of:=[.D52]/([.E52]-[.E51])" office:value-type="float" office:value="990830.874238738" calcext:value-type="float">
            <text:p>990830.8742387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792324.58058" calcext:value-type="float">
            <text:p>1442792324.58058</text:p>
          </table:table-cell>
          <table:table-cell office:value-type="float" office:value="1442792324.58063" calcext:value-type="float">
            <text:p>1442792324.58063</text:p>
          </table:table-cell>
          <table:table-cell office:value-type="float" office:value="65632" calcext:value-type="float">
            <text:p>65632</text:p>
          </table:table-cell>
          <table:table-cell table:formula="of:=[.C53]-[.C$2]" office:value-type="float" office:value="11.068995475769" calcext:value-type="float">
            <text:p>11.0689954758</text:p>
          </table:table-cell>
          <table:table-cell table:formula="of:=[.D53]/([.E53]-[.E52])" office:value-type="float" office:value="987900.894764796" calcext:value-type="float">
            <text:p>987900.8947647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792324.64726" calcext:value-type="float">
            <text:p>1442792324.64726</text:p>
          </table:table-cell>
          <table:table-cell office:value-type="float" office:value="1442792324.64731" calcext:value-type="float">
            <text:p>1442792324.64731</text:p>
          </table:table-cell>
          <table:table-cell office:value-type="float" office:value="65632" calcext:value-type="float">
            <text:p>65632</text:p>
          </table:table-cell>
          <table:table-cell table:formula="of:=[.C54]-[.C$2]" office:value-type="float" office:value="11.1356782913208" calcext:value-type="float">
            <text:p>11.1356782913</text:p>
          </table:table-cell>
          <table:table-cell table:formula="of:=[.D54]/([.E54]-[.E53])" office:value-type="float" office:value="984241.583936386" calcext:value-type="float">
            <text:p>984241.58393638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792324.71556" calcext:value-type="float">
            <text:p>1442792324.71556</text:p>
          </table:table-cell>
          <table:table-cell office:value-type="float" office:value="1442792324.71568" calcext:value-type="float">
            <text:p>1442792324.71568</text:p>
          </table:table-cell>
          <table:table-cell office:value-type="float" office:value="65632" calcext:value-type="float">
            <text:p>65632</text:p>
          </table:table-cell>
          <table:table-cell table:formula="of:=[.C55]-[.C$2]" office:value-type="float" office:value="11.204053401947" calcext:value-type="float">
            <text:p>11.2040534019</text:p>
          </table:table-cell>
          <table:table-cell table:formula="of:=[.D55]/([.E55]-[.E54])" office:value-type="float" office:value="959881.445147253" calcext:value-type="float">
            <text:p>959881.44514725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792324.78174" calcext:value-type="float">
            <text:p>1442792324.78174</text:p>
          </table:table-cell>
          <table:table-cell office:value-type="float" office:value="1442792324.78178" calcext:value-type="float">
            <text:p>1442792324.78178</text:p>
          </table:table-cell>
          <table:table-cell office:value-type="float" office:value="65632" calcext:value-type="float">
            <text:p>65632</text:p>
          </table:table-cell>
          <table:table-cell table:formula="of:=[.C56]-[.C$2]" office:value-type="float" office:value="11.2701454162598" calcext:value-type="float">
            <text:p>11.2701454163</text:p>
          </table:table-cell>
          <table:table-cell table:formula="of:=[.D56]/([.E56]-[.E55])" office:value-type="float" office:value="993039.789791133" calcext:value-type="float">
            <text:p>993039.7897911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792324.88869" calcext:value-type="float">
            <text:p>1442792324.88869</text:p>
          </table:table-cell>
          <table:table-cell office:value-type="float" office:value="1442792324.88873" calcext:value-type="float">
            <text:p>1442792324.88873</text:p>
          </table:table-cell>
          <table:table-cell office:value-type="float" office:value="65632" calcext:value-type="float">
            <text:p>65632</text:p>
          </table:table-cell>
          <table:table-cell table:formula="of:=[.C57]-[.C$2]" office:value-type="float" office:value="11.3770949840546" calcext:value-type="float">
            <text:p>11.3770949841</text:p>
          </table:table-cell>
          <table:table-cell table:formula="of:=[.D57]/([.E57]-[.E56])" office:value-type="float" office:value="613672.419190377" calcext:value-type="float">
            <text:p>613672.41919037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792324.97933" calcext:value-type="float">
            <text:p>1442792324.97933</text:p>
          </table:table-cell>
          <table:table-cell office:value-type="float" office:value="1442792324.97946" calcext:value-type="float">
            <text:p>1442792324.97946</text:p>
          </table:table-cell>
          <table:table-cell office:value-type="float" office:value="65632" calcext:value-type="float">
            <text:p>65632</text:p>
          </table:table-cell>
          <table:table-cell table:formula="of:=[.C58]-[.C$2]" office:value-type="float" office:value="11.4678287506104" calcext:value-type="float">
            <text:p>11.4678287506</text:p>
          </table:table-cell>
          <table:table-cell table:formula="of:=[.D58]/([.E58]-[.E57])" office:value-type="float" office:value="723347.023840868" calcext:value-type="float">
            <text:p>723347.02384086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792325.02578" calcext:value-type="float">
            <text:p>1442792325.02578</text:p>
          </table:table-cell>
          <table:table-cell office:value-type="float" office:value="1442792325.02581" calcext:value-type="float">
            <text:p>1442792325.02581</text:p>
          </table:table-cell>
          <table:table-cell office:value-type="float" office:value="65632" calcext:value-type="float">
            <text:p>65632</text:p>
          </table:table-cell>
          <table:table-cell table:formula="of:=[.C59]-[.C$2]" office:value-type="float" office:value="11.5141806602478" calcext:value-type="float">
            <text:p>11.5141806602</text:p>
          </table:table-cell>
          <table:table-cell table:formula="of:=[.D59]/([.E59]-[.E58])" office:value-type="float" office:value="1415950.29230405" calcext:value-type="float">
            <text:p>1415950.292304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792325.08964" calcext:value-type="float">
            <text:p>1442792325.08964</text:p>
          </table:table-cell>
          <table:table-cell office:value-type="float" office:value="1442792325.0897" calcext:value-type="float">
            <text:p>1442792325.0897</text:p>
          </table:table-cell>
          <table:table-cell office:value-type="float" office:value="65632" calcext:value-type="float">
            <text:p>65632</text:p>
          </table:table-cell>
          <table:table-cell table:formula="of:=[.C60]-[.C$2]" office:value-type="float" office:value="11.5780675411224" calcext:value-type="float">
            <text:p>11.5780675411</text:p>
          </table:table-cell>
          <table:table-cell table:formula="of:=[.D60]/([.E60]-[.E59])" office:value-type="float" office:value="1027315.76657797" calcext:value-type="float">
            <text:p>1027315.7665779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792325.17893" calcext:value-type="float">
            <text:p>1442792325.17893</text:p>
          </table:table-cell>
          <table:table-cell office:value-type="float" office:value="1442792325.17898" calcext:value-type="float">
            <text:p>1442792325.17898</text:p>
          </table:table-cell>
          <table:table-cell office:value-type="float" office:value="65632" calcext:value-type="float">
            <text:p>65632</text:p>
          </table:table-cell>
          <table:table-cell table:formula="of:=[.C61]-[.C$2]" office:value-type="float" office:value="11.66734790802" calcext:value-type="float">
            <text:p>11.667347908</text:p>
          </table:table-cell>
          <table:table-cell table:formula="of:=[.D61]/([.E61]-[.E60])" office:value-type="float" office:value="735122.427031343" calcext:value-type="float">
            <text:p>735122.42703134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792325.22693" calcext:value-type="float">
            <text:p>1442792325.22693</text:p>
          </table:table-cell>
          <table:table-cell office:value-type="float" office:value="1442792325.22697" calcext:value-type="float">
            <text:p>1442792325.22697</text:p>
          </table:table-cell>
          <table:table-cell office:value-type="float" office:value="65632" calcext:value-type="float">
            <text:p>65632</text:p>
          </table:table-cell>
          <table:table-cell table:formula="of:=[.C62]-[.C$2]" office:value-type="float" office:value="11.7153372764587" calcext:value-type="float">
            <text:p>11.7153372765</text:p>
          </table:table-cell>
          <table:table-cell table:formula="of:=[.D62]/([.E62]-[.E61])" office:value-type="float" office:value="1367636.25226299" calcext:value-type="float">
            <text:p>1367636.2522629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792325.29062" calcext:value-type="float">
            <text:p>1442792325.29062</text:p>
          </table:table-cell>
          <table:table-cell office:value-type="float" office:value="1442792325.29065" calcext:value-type="float">
            <text:p>1442792325.29065</text:p>
          </table:table-cell>
          <table:table-cell office:value-type="float" office:value="65632" calcext:value-type="float">
            <text:p>65632</text:p>
          </table:table-cell>
          <table:table-cell table:formula="of:=[.C63]-[.C$2]" office:value-type="float" office:value="11.779022693634" calcext:value-type="float">
            <text:p>11.7790226936</text:p>
          </table:table-cell>
          <table:table-cell table:formula="of:=[.D63]/([.E63]-[.E62])" office:value-type="float" office:value="1030565.5974483" calcext:value-type="float">
            <text:p>1030565.597448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792325.37824" calcext:value-type="float">
            <text:p>1442792325.37824</text:p>
          </table:table-cell>
          <table:table-cell office:value-type="float" office:value="1442792325.37829" calcext:value-type="float">
            <text:p>1442792325.37829</text:p>
          </table:table-cell>
          <table:table-cell office:value-type="float" office:value="65632" calcext:value-type="float">
            <text:p>65632</text:p>
          </table:table-cell>
          <table:table-cell table:formula="of:=[.C64]-[.C$2]" office:value-type="float" office:value="11.8666603565216" calcext:value-type="float">
            <text:p>11.8666603565</text:p>
          </table:table-cell>
          <table:table-cell table:formula="of:=[.D64]/([.E64]-[.E63])" office:value-type="float" office:value="748901.760242016" calcext:value-type="float">
            <text:p>748901.76024201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792325.42061" calcext:value-type="float">
            <text:p>1442792325.42061</text:p>
          </table:table-cell>
          <table:table-cell office:value-type="float" office:value="1442792325.42064" calcext:value-type="float">
            <text:p>1442792325.42064</text:p>
          </table:table-cell>
          <table:table-cell office:value-type="float" office:value="65632" calcext:value-type="float">
            <text:p>65632</text:p>
          </table:table-cell>
          <table:table-cell table:formula="of:=[.C65]-[.C$2]" office:value-type="float" office:value="11.9090075492859" calcext:value-type="float">
            <text:p>11.9090075493</text:p>
          </table:table-cell>
          <table:table-cell table:formula="of:=[.D65]/([.E65]-[.E64])" office:value-type="float" office:value="1549854.80065534" calcext:value-type="float">
            <text:p>1549854.8006553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792325.49126" calcext:value-type="float">
            <text:p>1442792325.49126</text:p>
          </table:table-cell>
          <table:table-cell office:value-type="float" office:value="1442792325.49141" calcext:value-type="float">
            <text:p>1442792325.49141</text:p>
          </table:table-cell>
          <table:table-cell office:value-type="float" office:value="65632" calcext:value-type="float">
            <text:p>65632</text:p>
          </table:table-cell>
          <table:table-cell table:formula="of:=[.C66]-[.C$2]" office:value-type="float" office:value="11.9797759056091" calcext:value-type="float">
            <text:p>11.9797759056</text:p>
          </table:table-cell>
          <table:table-cell table:formula="of:=[.D66]/([.E66]-[.E65])" office:value-type="float" office:value="927420.155135703" calcext:value-type="float">
            <text:p>927420.1551357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792325.55645" calcext:value-type="float">
            <text:p>1442792325.55645</text:p>
          </table:table-cell>
          <table:table-cell office:value-type="float" office:value="1442792325.55649" calcext:value-type="float">
            <text:p>1442792325.55649</text:p>
          </table:table-cell>
          <table:table-cell office:value-type="float" office:value="65632" calcext:value-type="float">
            <text:p>65632</text:p>
          </table:table-cell>
          <table:table-cell table:formula="of:=[.C67]-[.C$2]" office:value-type="float" office:value="12.0448536872864" calcext:value-type="float">
            <text:p>12.0448536873</text:p>
          </table:table-cell>
          <table:table-cell table:formula="of:=[.D67]/([.E67]-[.E66])" office:value-type="float" office:value="1008516.24484532" calcext:value-type="float">
            <text:p>1008516.2448453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792325.62124" calcext:value-type="float">
            <text:p>1442792325.62124</text:p>
          </table:table-cell>
          <table:table-cell office:value-type="float" office:value="1442792325.62126" calcext:value-type="float">
            <text:p>1442792325.62126</text:p>
          </table:table-cell>
          <table:table-cell office:value-type="float" office:value="65632" calcext:value-type="float">
            <text:p>65632</text:p>
          </table:table-cell>
          <table:table-cell table:formula="of:=[.C68]-[.C$2]" office:value-type="float" office:value="12.1096320152283" calcext:value-type="float">
            <text:p>12.1096320152</text:p>
          </table:table-cell>
          <table:table-cell table:formula="of:=[.D68]/([.E68]-[.E67])" office:value-type="float" office:value="1013178.35895473" calcext:value-type="float">
            <text:p>1013178.3589547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792325.68437" calcext:value-type="float">
            <text:p>1442792325.68437</text:p>
          </table:table-cell>
          <table:table-cell office:value-type="float" office:value="1442792325.68438" calcext:value-type="float">
            <text:p>1442792325.68438</text:p>
          </table:table-cell>
          <table:table-cell office:value-type="float" office:value="65632" calcext:value-type="float">
            <text:p>65632</text:p>
          </table:table-cell>
          <table:table-cell table:formula="of:=[.C69]-[.C$2]" office:value-type="float" office:value="12.172753572464" calcext:value-type="float">
            <text:p>12.1727535725</text:p>
          </table:table-cell>
          <table:table-cell table:formula="of:=[.D69]/([.E69]-[.E68])" office:value-type="float" office:value="1039771.55941998" calcext:value-type="float">
            <text:p>1039771.5594199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792325.75704" calcext:value-type="float">
            <text:p>1442792325.75704</text:p>
          </table:table-cell>
          <table:table-cell office:value-type="float" office:value="1442792325.75709" calcext:value-type="float">
            <text:p>1442792325.75709</text:p>
          </table:table-cell>
          <table:table-cell office:value-type="float" office:value="65632" calcext:value-type="float">
            <text:p>65632</text:p>
          </table:table-cell>
          <table:table-cell table:formula="of:=[.C70]-[.C$2]" office:value-type="float" office:value="12.2454583644867" calcext:value-type="float">
            <text:p>12.2454583645</text:p>
          </table:table-cell>
          <table:table-cell table:formula="of:=[.D70]/([.E70]-[.E69])" office:value-type="float" office:value="902719.039200383" calcext:value-type="float">
            <text:p>902719.03920038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792325.81602" calcext:value-type="float">
            <text:p>1442792325.81602</text:p>
          </table:table-cell>
          <table:table-cell office:value-type="float" office:value="1442792325.81604" calcext:value-type="float">
            <text:p>1442792325.81604</text:p>
          </table:table-cell>
          <table:table-cell office:value-type="float" office:value="65632" calcext:value-type="float">
            <text:p>65632</text:p>
          </table:table-cell>
          <table:table-cell table:formula="of:=[.C71]-[.C$2]" office:value-type="float" office:value="12.3044095039368" calcext:value-type="float">
            <text:p>12.3044095039</text:p>
          </table:table-cell>
          <table:table-cell table:formula="of:=[.D71]/([.E71]-[.E70])" office:value-type="float" office:value="1113328.7772255" calcext:value-type="float">
            <text:p>1113328.777225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792325.88491" calcext:value-type="float">
            <text:p>1442792325.88491</text:p>
          </table:table-cell>
          <table:table-cell office:value-type="float" office:value="1442792325.88494" calcext:value-type="float">
            <text:p>1442792325.88494</text:p>
          </table:table-cell>
          <table:table-cell office:value-type="float" office:value="65632" calcext:value-type="float">
            <text:p>65632</text:p>
          </table:table-cell>
          <table:table-cell table:formula="of:=[.C72]-[.C$2]" office:value-type="float" office:value="12.373304605484" calcext:value-type="float">
            <text:p>12.3733046055</text:p>
          </table:table-cell>
          <table:table-cell table:formula="of:=[.D72]/([.E72]-[.E71])" office:value-type="float" office:value="952636.668297764" calcext:value-type="float">
            <text:p>952636.66829776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792325.94904" calcext:value-type="float">
            <text:p>1442792325.94904</text:p>
          </table:table-cell>
          <table:table-cell office:value-type="float" office:value="1442792325.94906" calcext:value-type="float">
            <text:p>1442792325.94906</text:p>
          </table:table-cell>
          <table:table-cell office:value-type="float" office:value="65632" calcext:value-type="float">
            <text:p>65632</text:p>
          </table:table-cell>
          <table:table-cell table:formula="of:=[.C73]-[.C$2]" office:value-type="float" office:value="12.4374318122864" calcext:value-type="float">
            <text:p>12.4374318123</text:p>
          </table:table-cell>
          <table:table-cell table:formula="of:=[.D73]/([.E73]-[.E72])" office:value-type="float" office:value="1023465.75303474" calcext:value-type="float">
            <text:p>1023465.7530347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792326.01221" calcext:value-type="float">
            <text:p>1442792326.01221</text:p>
          </table:table-cell>
          <table:table-cell office:value-type="float" office:value="1442792326.01225" calcext:value-type="float">
            <text:p>1442792326.01225</text:p>
          </table:table-cell>
          <table:table-cell office:value-type="float" office:value="65632" calcext:value-type="float">
            <text:p>65632</text:p>
          </table:table-cell>
          <table:table-cell table:formula="of:=[.C74]-[.C$2]" office:value-type="float" office:value="12.5006172657013" calcext:value-type="float">
            <text:p>12.5006172657</text:p>
          </table:table-cell>
          <table:table-cell table:formula="of:=[.D74]/([.E74]-[.E73])" office:value-type="float" office:value="1038720.09224999" calcext:value-type="float">
            <text:p>1038720.0922499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792326.03322" calcext:value-type="float">
            <text:p>1442792326.03322</text:p>
          </table:table-cell>
          <table:table-cell office:value-type="float" office:value="1442792326.03324" calcext:value-type="float">
            <text:p>1442792326.03324</text:p>
          </table:table-cell>
          <table:table-cell office:value-type="float" office:value="65632" calcext:value-type="float">
            <text:p>65632</text:p>
          </table:table-cell>
          <table:table-cell table:formula="of:=[.C75]-[.C$2]" office:value-type="float" office:value="12.5216071605682" calcext:value-type="float">
            <text:p>12.5216071606</text:p>
          </table:table-cell>
          <table:table-cell table:formula="of:=[.D75]/([.E75]-[.E74])" office:value-type="float" office:value="3126837.95779095" calcext:value-type="float">
            <text:p>3126837.9577909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792326.13897" calcext:value-type="float">
            <text:p>1442792326.13897</text:p>
          </table:table-cell>
          <table:table-cell office:value-type="float" office:value="1442792326.139" calcext:value-type="float">
            <text:p>1442792326.139</text:p>
          </table:table-cell>
          <table:table-cell office:value-type="float" office:value="65632" calcext:value-type="float">
            <text:p>65632</text:p>
          </table:table-cell>
          <table:table-cell table:formula="of:=[.C76]-[.C$2]" office:value-type="float" office:value="12.6273725032806" calcext:value-type="float">
            <text:p>12.6273725033</text:p>
          </table:table-cell>
          <table:table-cell table:formula="of:=[.D76]/([.E76]-[.E75])" office:value-type="float" office:value="620543.538335302" calcext:value-type="float">
            <text:p>620543.53833530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792326.20236" calcext:value-type="float">
            <text:p>1442792326.20236</text:p>
          </table:table-cell>
          <table:table-cell office:value-type="float" office:value="1442792326.20246" calcext:value-type="float">
            <text:p>1442792326.20246</text:p>
          </table:table-cell>
          <table:table-cell office:value-type="float" office:value="65632" calcext:value-type="float">
            <text:p>65632</text:p>
          </table:table-cell>
          <table:table-cell table:formula="of:=[.C77]-[.C$2]" office:value-type="float" office:value="12.6908268928528" calcext:value-type="float">
            <text:p>12.6908268929</text:p>
          </table:table-cell>
          <table:table-cell table:formula="of:=[.D77]/([.E77]-[.E76])" office:value-type="float" office:value="1034317.72715079" calcext:value-type="float">
            <text:p>1034317.7271507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792326.2339" calcext:value-type="float">
            <text:p>1442792326.2339</text:p>
          </table:table-cell>
          <table:table-cell office:value-type="float" office:value="1442792326.23393" calcext:value-type="float">
            <text:p>1442792326.23393</text:p>
          </table:table-cell>
          <table:table-cell office:value-type="float" office:value="65632" calcext:value-type="float">
            <text:p>65632</text:p>
          </table:table-cell>
          <table:table-cell table:formula="of:=[.C78]-[.C$2]" office:value-type="float" office:value="12.7222993373871" calcext:value-type="float">
            <text:p>12.7222993374</text:p>
          </table:table-cell>
          <table:table-cell table:formula="of:=[.D78]/([.E78]-[.E77])" office:value-type="float" office:value="2085379.7971895" calcext:value-type="float">
            <text:p>2085379.79718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792326.32907" calcext:value-type="float">
            <text:p>1442792326.32907</text:p>
          </table:table-cell>
          <table:table-cell office:value-type="float" office:value="1442792326.32912" calcext:value-type="float">
            <text:p>1442792326.32912</text:p>
          </table:table-cell>
          <table:table-cell office:value-type="float" office:value="65632" calcext:value-type="float">
            <text:p>65632</text:p>
          </table:table-cell>
          <table:table-cell table:formula="of:=[.C79]-[.C$2]" office:value-type="float" office:value="12.817492723465" calcext:value-type="float">
            <text:p>12.8174927235</text:p>
          </table:table-cell>
          <table:table-cell table:formula="of:=[.D79]/([.E79]-[.E78])" office:value-type="float" office:value="689459.664207178" calcext:value-type="float">
            <text:p>689459.66420717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792326.39246" calcext:value-type="float">
            <text:p>1442792326.39246</text:p>
          </table:table-cell>
          <table:table-cell office:value-type="float" office:value="1442792326.39261" calcext:value-type="float">
            <text:p>1442792326.39261</text:p>
          </table:table-cell>
          <table:table-cell office:value-type="float" office:value="65632" calcext:value-type="float">
            <text:p>65632</text:p>
          </table:table-cell>
          <table:table-cell table:formula="of:=[.C80]-[.C$2]" office:value-type="float" office:value="12.880978345871" calcext:value-type="float">
            <text:p>12.8809783459</text:p>
          </table:table-cell>
          <table:table-cell table:formula="of:=[.D80]/([.E80]-[.E79])" office:value-type="float" office:value="1033808.87691811" calcext:value-type="float">
            <text:p>1033808.8769181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792326.45404" calcext:value-type="float">
            <text:p>1442792326.45404</text:p>
          </table:table-cell>
          <table:table-cell office:value-type="float" office:value="1442792326.45415" calcext:value-type="float">
            <text:p>1442792326.45415</text:p>
          </table:table-cell>
          <table:table-cell office:value-type="float" office:value="65632" calcext:value-type="float">
            <text:p>65632</text:p>
          </table:table-cell>
          <table:table-cell table:formula="of:=[.C81]-[.C$2]" office:value-type="float" office:value="12.9425201416016" calcext:value-type="float">
            <text:p>12.9425201416</text:p>
          </table:table-cell>
          <table:table-cell table:formula="of:=[.D81]/([.E81]-[.E80])" office:value-type="float" office:value="1066462.21841356" calcext:value-type="float">
            <text:p>1066462.2184135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792326.51466" calcext:value-type="float">
            <text:p>1442792326.51466</text:p>
          </table:table-cell>
          <table:table-cell office:value-type="float" office:value="1442792326.51471" calcext:value-type="float">
            <text:p>1442792326.51471</text:p>
          </table:table-cell>
          <table:table-cell office:value-type="float" office:value="65632" calcext:value-type="float">
            <text:p>65632</text:p>
          </table:table-cell>
          <table:table-cell table:formula="of:=[.C82]-[.C$2]" office:value-type="float" office:value="13.0030755996704" calcext:value-type="float">
            <text:p>13.0030755997</text:p>
          </table:table-cell>
          <table:table-cell table:formula="of:=[.D82]/([.E82]-[.E81])" office:value-type="float" office:value="1083832.93749311" calcext:value-type="float">
            <text:p>1083832.937493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792326.57471" calcext:value-type="float">
            <text:p>1442792326.57471</text:p>
          </table:table-cell>
          <table:table-cell office:value-type="float" office:value="1442792326.57485" calcext:value-type="float">
            <text:p>1442792326.57485</text:p>
          </table:table-cell>
          <table:table-cell office:value-type="float" office:value="65632" calcext:value-type="float">
            <text:p>65632</text:p>
          </table:table-cell>
          <table:table-cell table:formula="of:=[.C83]-[.C$2]" office:value-type="float" office:value="13.0632178783417" calcext:value-type="float">
            <text:p>13.0632178783</text:p>
          </table:table-cell>
          <table:table-cell table:formula="of:=[.D83]/([.E83]-[.E82])" office:value-type="float" office:value="1091278.90479079" calcext:value-type="float">
            <text:p>1091278.9047907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792326.59347" calcext:value-type="float">
            <text:p>1442792326.59347</text:p>
          </table:table-cell>
          <table:table-cell office:value-type="float" office:value="1442792326.5935" calcext:value-type="float">
            <text:p>1442792326.5935</text:p>
          </table:table-cell>
          <table:table-cell office:value-type="float" office:value="65632" calcext:value-type="float">
            <text:p>65632</text:p>
          </table:table-cell>
          <table:table-cell table:formula="of:=[.C84]-[.C$2]" office:value-type="float" office:value="13.0818734169006" calcext:value-type="float">
            <text:p>13.0818734169</text:p>
          </table:table-cell>
          <table:table-cell table:formula="of:=[.D84]/([.E84]-[.E83])" office:value-type="float" office:value="3518097.30888085" calcext:value-type="float">
            <text:p>3518097.3088808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792326.65493" calcext:value-type="float">
            <text:p>1442792326.65493</text:p>
          </table:table-cell>
          <table:table-cell office:value-type="float" office:value="1442792326.65498" calcext:value-type="float">
            <text:p>1442792326.65498</text:p>
          </table:table-cell>
          <table:table-cell office:value-type="float" office:value="65632" calcext:value-type="float">
            <text:p>65632</text:p>
          </table:table-cell>
          <table:table-cell table:formula="of:=[.C85]-[.C$2]" office:value-type="float" office:value="13.1433501243591" calcext:value-type="float">
            <text:p>13.1433501244</text:p>
          </table:table-cell>
          <table:table-cell table:formula="of:=[.D85]/([.E85]-[.E84])" office:value-type="float" office:value="1067591.33195787" calcext:value-type="float">
            <text:p>1067591.3319578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792326.75596" calcext:value-type="float">
            <text:p>1442792326.75596</text:p>
          </table:table-cell>
          <table:table-cell office:value-type="float" office:value="1442792326.756" calcext:value-type="float">
            <text:p>1442792326.756</text:p>
          </table:table-cell>
          <table:table-cell office:value-type="float" office:value="65632" calcext:value-type="float">
            <text:p>65632</text:p>
          </table:table-cell>
          <table:table-cell table:formula="of:=[.C86]-[.C$2]" office:value-type="float" office:value="13.2443659305573" calcext:value-type="float">
            <text:p>13.2443659306</text:p>
          </table:table-cell>
          <table:table-cell table:formula="of:=[.D86]/([.E86]-[.E85])" office:value-type="float" office:value="649720.102924065" calcext:value-type="float">
            <text:p>649720.10292406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792326.81691" calcext:value-type="float">
            <text:p>1442792326.81691</text:p>
          </table:table-cell>
          <table:table-cell office:value-type="float" office:value="1442792326.81694" calcext:value-type="float">
            <text:p>1442792326.81694</text:p>
          </table:table-cell>
          <table:table-cell office:value-type="float" office:value="65632" calcext:value-type="float">
            <text:p>65632</text:p>
          </table:table-cell>
          <table:table-cell table:formula="of:=[.C87]-[.C$2]" office:value-type="float" office:value="13.3053123950958" calcext:value-type="float">
            <text:p>13.3053123951</text:p>
          </table:table-cell>
          <table:table-cell table:formula="of:=[.D87]/([.E87]-[.E86])" office:value-type="float" office:value="1076879.52856495" calcext:value-type="float">
            <text:p>1076879.5285649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792326.93757" calcext:value-type="float">
            <text:p>1442792326.93757</text:p>
          </table:table-cell>
          <table:table-cell office:value-type="float" office:value="1442792326.93764" calcext:value-type="float">
            <text:p>1442792326.93764</text:p>
          </table:table-cell>
          <table:table-cell office:value-type="float" office:value="65632" calcext:value-type="float">
            <text:p>65632</text:p>
          </table:table-cell>
          <table:table-cell table:formula="of:=[.C88]-[.C$2]" office:value-type="float" office:value="13.4260065555573" calcext:value-type="float">
            <text:p>13.4260065556</text:p>
          </table:table-cell>
          <table:table-cell table:formula="of:=[.D88]/([.E88]-[.E87])" office:value-type="float" office:value="543787.700656621" calcext:value-type="float">
            <text:p>543787.70065662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792326.99805" calcext:value-type="float">
            <text:p>1442792326.99805</text:p>
          </table:table-cell>
          <table:table-cell office:value-type="float" office:value="1442792326.9981" calcext:value-type="float">
            <text:p>1442792326.9981</text:p>
          </table:table-cell>
          <table:table-cell office:value-type="float" office:value="65632" calcext:value-type="float">
            <text:p>65632</text:p>
          </table:table-cell>
          <table:table-cell table:formula="of:=[.C89]-[.C$2]" office:value-type="float" office:value="13.4864730834961" calcext:value-type="float">
            <text:p>13.4864730835</text:p>
          </table:table-cell>
          <table:table-cell table:formula="of:=[.D89]/([.E89]-[.E88])" office:value-type="float" office:value="1085426.96657532" calcext:value-type="float">
            <text:p>1085426.9665753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792327.09803" calcext:value-type="float">
            <text:p>1442792327.09803</text:p>
          </table:table-cell>
          <table:table-cell office:value-type="float" office:value="1442792330.02468" calcext:value-type="float">
            <text:p>1442792330.02468</text:p>
          </table:table-cell>
          <table:table-cell office:value-type="float" office:value="65632" calcext:value-type="float">
            <text:p>65632</text:p>
          </table:table-cell>
          <table:table-cell table:formula="of:=[.C90]-[.C$2]" office:value-type="float" office:value="16.51304936409" calcext:value-type="float">
            <text:p>16.5130493641</text:p>
          </table:table-cell>
          <table:table-cell table:formula="of:=[.D90]/([.E90]-[.E89])" office:value-type="float" office:value="21685.2290889961" calcext:value-type="float">
            <text:p>21685.229088996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792327.1582" calcext:value-type="float">
            <text:p>1442792327.1582</text:p>
          </table:table-cell>
          <table:table-cell office:value-type="float" office:value="1442792330.05222" calcext:value-type="float">
            <text:p>1442792330.05222</text:p>
          </table:table-cell>
          <table:table-cell office:value-type="float" office:value="65632" calcext:value-type="float">
            <text:p>65632</text:p>
          </table:table-cell>
          <table:table-cell table:formula="of:=[.C91]-[.C$2]" office:value-type="float" office:value="16.5405924320221" calcext:value-type="float">
            <text:p>16.540592432</text:p>
          </table:table-cell>
          <table:table-cell table:formula="of:=[.D91]/([.E91]-[.E90])" office:value-type="float" office:value="2382886.32775873" calcext:value-type="float">
            <text:p>2382886.3277587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792327.19882" calcext:value-type="float">
            <text:p>1442792327.19882</text:p>
          </table:table-cell>
          <table:table-cell office:value-type="float" office:value="1442792330.07976" calcext:value-type="float">
            <text:p>1442792330.07976</text:p>
          </table:table-cell>
          <table:table-cell office:value-type="float" office:value="65632" calcext:value-type="float">
            <text:p>65632</text:p>
          </table:table-cell>
          <table:table-cell table:formula="of:=[.C92]-[.C$2]" office:value-type="float" office:value="16.5681283473969" calcext:value-type="float">
            <text:p>16.5681283474</text:p>
          </table:table-cell>
          <table:table-cell table:formula="of:=[.D92]/([.E92]-[.E91])" office:value-type="float" office:value="2383505.29142639" calcext:value-type="float">
            <text:p>2383505.2914263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792327.29912" calcext:value-type="float">
            <text:p>1442792327.29912</text:p>
          </table:table-cell>
          <table:table-cell office:value-type="float" office:value="1442792330.10728" calcext:value-type="float">
            <text:p>1442792330.10728</text:p>
          </table:table-cell>
          <table:table-cell office:value-type="float" office:value="65632" calcext:value-type="float">
            <text:p>65632</text:p>
          </table:table-cell>
          <table:table-cell table:formula="of:=[.C93]-[.C$2]" office:value-type="float" office:value="16.5956497192383" calcext:value-type="float">
            <text:p>16.5956497192</text:p>
          </table:table-cell>
          <table:table-cell table:formula="of:=[.D93]/([.E93]-[.E92])" office:value-type="float" office:value="2384764.84305181" calcext:value-type="float">
            <text:p>2384764.8430518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792327.38034" calcext:value-type="float">
            <text:p>1442792327.38034</text:p>
          </table:table-cell>
          <table:table-cell office:value-type="float" office:value="1442792330.13481" calcext:value-type="float">
            <text:p>1442792330.13481</text:p>
          </table:table-cell>
          <table:table-cell office:value-type="float" office:value="65632" calcext:value-type="float">
            <text:p>65632</text:p>
          </table:table-cell>
          <table:table-cell table:formula="of:=[.C94]-[.C$2]" office:value-type="float" office:value="16.6231756210327" calcext:value-type="float">
            <text:p>16.623175621</text:p>
          </table:table-cell>
          <table:table-cell table:formula="of:=[.D94]/([.E94]-[.E93])" office:value-type="float" office:value="2384372.38097218" calcext:value-type="float">
            <text:p>2384372.380972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792327.43196" calcext:value-type="float">
            <text:p>1442792327.43196</text:p>
          </table:table-cell>
          <table:table-cell office:value-type="float" office:value="1442792330.16236" calcext:value-type="float">
            <text:p>1442792330.16236</text:p>
          </table:table-cell>
          <table:table-cell office:value-type="float" office:value="65632" calcext:value-type="float">
            <text:p>65632</text:p>
          </table:table-cell>
          <table:table-cell table:formula="of:=[.C95]-[.C$2]" office:value-type="float" office:value="16.6507296562195" calcext:value-type="float">
            <text:p>16.6507296562</text:p>
          </table:table-cell>
          <table:table-cell table:formula="of:=[.D95]/([.E95]-[.E94])" office:value-type="float" office:value="2381937.87425803" calcext:value-type="float">
            <text:p>2381937.8742580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792327.51275" calcext:value-type="float">
            <text:p>1442792327.51275</text:p>
          </table:table-cell>
          <table:table-cell office:value-type="float" office:value="1442792330.18988" calcext:value-type="float">
            <text:p>1442792330.18988</text:p>
          </table:table-cell>
          <table:table-cell office:value-type="float" office:value="65632" calcext:value-type="float">
            <text:p>65632</text:p>
          </table:table-cell>
          <table:table-cell table:formula="of:=[.C96]-[.C$2]" office:value-type="float" office:value="16.6782534122467" calcext:value-type="float">
            <text:p>16.6782534122</text:p>
          </table:table-cell>
          <table:table-cell table:formula="of:=[.D96]/([.E96]-[.E95])" office:value-type="float" office:value="2384558.26795908" calcext:value-type="float">
            <text:p>2384558.2679590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792327.63339" calcext:value-type="float">
            <text:p>1442792327.63339</text:p>
          </table:table-cell>
          <table:table-cell office:value-type="float" office:value="1442792330.2174" calcext:value-type="float">
            <text:p>1442792330.2174</text:p>
          </table:table-cell>
          <table:table-cell office:value-type="float" office:value="65632" calcext:value-type="float">
            <text:p>65632</text:p>
          </table:table-cell>
          <table:table-cell table:formula="of:=[.C97]-[.C$2]" office:value-type="float" office:value="16.705766916275" calcext:value-type="float">
            <text:p>16.7057669163</text:p>
          </table:table-cell>
          <table:table-cell table:formula="of:=[.D97]/([.E97]-[.E96])" office:value-type="float" office:value="2385446.79487002" calcext:value-type="float">
            <text:p>2385446.7948700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792327.69469" calcext:value-type="float">
            <text:p>1442792327.69469</text:p>
          </table:table-cell>
          <table:table-cell office:value-type="float" office:value="1442792330.24491" calcext:value-type="float">
            <text:p>1442792330.24491</text:p>
          </table:table-cell>
          <table:table-cell office:value-type="float" office:value="65632" calcext:value-type="float">
            <text:p>65632</text:p>
          </table:table-cell>
          <table:table-cell table:formula="of:=[.C98]-[.C$2]" office:value-type="float" office:value="16.733279466629" calcext:value-type="float">
            <text:p>16.7332794666</text:p>
          </table:table-cell>
          <table:table-cell table:formula="of:=[.D98]/([.E98]-[.E97])" office:value-type="float" office:value="2385529.48220042" calcext:value-type="float">
            <text:p>2385529.4822004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792327.76187" calcext:value-type="float">
            <text:p>1442792327.76187</text:p>
          </table:table-cell>
          <table:table-cell office:value-type="float" office:value="1442792330.27244" calcext:value-type="float">
            <text:p>1442792330.27244</text:p>
          </table:table-cell>
          <table:table-cell office:value-type="float" office:value="65632" calcext:value-type="float">
            <text:p>65632</text:p>
          </table:table-cell>
          <table:table-cell table:formula="of:=[.C99]-[.C$2]" office:value-type="float" office:value="16.7608041763306" calcext:value-type="float">
            <text:p>16.7608041763</text:p>
          </table:table-cell>
          <table:table-cell table:formula="of:=[.D99]/([.E99]-[.E98])" office:value-type="float" office:value="2384475.64794235" calcext:value-type="float">
            <text:p>2384475.6479423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792327.84246" calcext:value-type="float">
            <text:p>1442792327.84246</text:p>
          </table:table-cell>
          <table:table-cell office:value-type="float" office:value="1442792330.29995" calcext:value-type="float">
            <text:p>1442792330.29995</text:p>
          </table:table-cell>
          <table:table-cell office:value-type="float" office:value="65632" calcext:value-type="float">
            <text:p>65632</text:p>
          </table:table-cell>
          <table:table-cell table:formula="of:=[.C100]-[.C$2]" office:value-type="float" office:value="16.7883138656616" calcext:value-type="float">
            <text:p>16.7883138657</text:p>
          </table:table-cell>
          <table:table-cell table:formula="of:=[.D100]/([.E100]-[.E99])" office:value-type="float" office:value="2385777.57858975" calcext:value-type="float">
            <text:p>2385777.5785897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792327.92314" calcext:value-type="float">
            <text:p>1442792327.92314</text:p>
          </table:table-cell>
          <table:table-cell office:value-type="float" office:value="1442792330.32745" calcext:value-type="float">
            <text:p>1442792330.32745</text:p>
          </table:table-cell>
          <table:table-cell office:value-type="float" office:value="65632" calcext:value-type="float">
            <text:p>65632</text:p>
          </table:table-cell>
          <table:table-cell table:formula="of:=[.C101]-[.C$2]" office:value-type="float" office:value="16.8158209323883" calcext:value-type="float">
            <text:p>16.8158209324</text:p>
          </table:table-cell>
          <table:table-cell table:formula="of:=[.D101]/([.E101]-[.E100])" office:value-type="float" office:value="2386005.04561726" calcext:value-type="float">
            <text:p>2386005.0456172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792327.99035" calcext:value-type="float">
            <text:p>1442792327.99035</text:p>
          </table:table-cell>
          <table:table-cell office:value-type="float" office:value="1442792330.35496" calcext:value-type="float">
            <text:p>1442792330.35496</text:p>
          </table:table-cell>
          <table:table-cell office:value-type="float" office:value="65632" calcext:value-type="float">
            <text:p>65632</text:p>
          </table:table-cell>
          <table:table-cell table:formula="of:=[.C102]-[.C$2]" office:value-type="float" office:value="16.8433275222778" calcext:value-type="float">
            <text:p>16.8433275223</text:p>
          </table:table-cell>
          <table:table-cell table:formula="of:=[.D102]/([.E102]-[.E101])" office:value-type="float" office:value="2386046.4079188" calcext:value-type="float">
            <text:p>2386046.40791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792328.071" calcext:value-type="float">
            <text:p>1442792328.071</text:p>
          </table:table-cell>
          <table:table-cell office:value-type="float" office:value="1442792330.38246" calcext:value-type="float">
            <text:p>1442792330.38246</text:p>
          </table:table-cell>
          <table:table-cell office:value-type="float" office:value="65632" calcext:value-type="float">
            <text:p>65632</text:p>
          </table:table-cell>
          <table:table-cell table:formula="of:=[.C103]-[.C$2]" office:value-type="float" office:value="16.8708267211914" calcext:value-type="float">
            <text:p>16.8708267212</text:p>
          </table:table-cell>
          <table:table-cell table:formula="of:=[.D103]/([.E103]-[.E102])" office:value-type="float" office:value="2386687.70702272" calcext:value-type="float">
            <text:p>2386687.7070227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792328.13901" calcext:value-type="float">
            <text:p>1442792328.13901</text:p>
          </table:table-cell>
          <table:table-cell office:value-type="float" office:value="1442792330.40997" calcext:value-type="float">
            <text:p>1442792330.40997</text:p>
          </table:table-cell>
          <table:table-cell office:value-type="float" office:value="65632" calcext:value-type="float">
            <text:p>65632</text:p>
          </table:table-cell>
          <table:table-cell table:formula="of:=[.C104]-[.C$2]" office:value-type="float" office:value="16.8983342647552" calcext:value-type="float">
            <text:p>16.8983342648</text:p>
          </table:table-cell>
          <table:table-cell table:formula="of:=[.D104]/([.E104]-[.E103])" office:value-type="float" office:value="2385963.68474973" calcext:value-type="float">
            <text:p>2385963.6847497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792340.50498" calcext:value-type="float">
            <text:p>1442792340.50498</text:p>
          </table:table-cell>
          <table:table-cell office:value-type="float" office:value="1442792340.50501" calcext:value-type="float">
            <text:p>1442792340.50501</text:p>
          </table:table-cell>
          <table:table-cell office:value-type="float" office:value="65632" calcext:value-type="float">
            <text:p>65632</text:p>
          </table:table-cell>
          <table:table-cell table:formula="of:=[.C105]-[.C$2]" office:value-type="float" office:value="26.9933817386627" calcext:value-type="float">
            <text:p>26.9933817387</text:p>
          </table:table-cell>
          <table:table-cell table:formula="of:=[.D105]/([.E105]-[.E104])" office:value-type="float" office:value="6501.40578037281" calcext:value-type="float">
            <text:p>6501.405780372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792340.64088" calcext:value-type="float">
            <text:p>1442792340.64088</text:p>
          </table:table-cell>
          <table:table-cell office:value-type="float" office:value="1442792340.64092" calcext:value-type="float">
            <text:p>1442792340.64092</text:p>
          </table:table-cell>
          <table:table-cell office:value-type="float" office:value="65632" calcext:value-type="float">
            <text:p>65632</text:p>
          </table:table-cell>
          <table:table-cell table:formula="of:=[.C106]-[.C$2]" office:value-type="float" office:value="27.1292881965637" calcext:value-type="float">
            <text:p>27.1292881966</text:p>
          </table:table-cell>
          <table:table-cell table:formula="of:=[.D106]/([.E106]-[.E105])" office:value-type="float" office:value="482920.392552712" calcext:value-type="float">
            <text:p>482920.39255271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792340.75184" calcext:value-type="float">
            <text:p>1442792340.75184</text:p>
          </table:table-cell>
          <table:table-cell office:value-type="float" office:value="1442792340.75188" calcext:value-type="float">
            <text:p>1442792340.75188</text:p>
          </table:table-cell>
          <table:table-cell office:value-type="float" office:value="65632" calcext:value-type="float">
            <text:p>65632</text:p>
          </table:table-cell>
          <table:table-cell table:formula="of:=[.C107]-[.C$2]" office:value-type="float" office:value="27.2402491569519" calcext:value-type="float">
            <text:p>27.240249157</text:p>
          </table:table-cell>
          <table:table-cell table:formula="of:=[.D107]/([.E107]-[.E106])" office:value-type="float" office:value="591487.310225095" calcext:value-type="float">
            <text:p>591487.31022509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792340.83415" calcext:value-type="float">
            <text:p>1442792340.83415</text:p>
          </table:table-cell>
          <table:table-cell office:value-type="float" office:value="1442792340.83422" calcext:value-type="float">
            <text:p>1442792340.83422</text:p>
          </table:table-cell>
          <table:table-cell office:value-type="float" office:value="65632" calcext:value-type="float">
            <text:p>65632</text:p>
          </table:table-cell>
          <table:table-cell table:formula="of:=[.C108]-[.C$2]" office:value-type="float" office:value="27.3225882053375" calcext:value-type="float">
            <text:p>27.3225882053</text:p>
          </table:table-cell>
          <table:table-cell table:formula="of:=[.D108]/([.E108]-[.E107])" office:value-type="float" office:value="797094.46838181" calcext:value-type="float">
            <text:p>797094.4683818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792340.91632" calcext:value-type="float">
            <text:p>1442792340.91632</text:p>
          </table:table-cell>
          <table:table-cell office:value-type="float" office:value="1442792340.91635" calcext:value-type="float">
            <text:p>1442792340.91635</text:p>
          </table:table-cell>
          <table:table-cell office:value-type="float" office:value="65632" calcext:value-type="float">
            <text:p>65632</text:p>
          </table:table-cell>
          <table:table-cell table:formula="of:=[.C109]-[.C$2]" office:value-type="float" office:value="27.4047200679779" calcext:value-type="float">
            <text:p>27.404720068</text:p>
          </table:table-cell>
          <table:table-cell table:formula="of:=[.D109]/([.E109]-[.E108])" office:value-type="float" office:value="799105.218000151" calcext:value-type="float">
            <text:p>799105.21800015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792340.99859" calcext:value-type="float">
            <text:p>1442792340.99859</text:p>
          </table:table-cell>
          <table:table-cell office:value-type="float" office:value="1442792340.99864" calcext:value-type="float">
            <text:p>1442792340.99864</text:p>
          </table:table-cell>
          <table:table-cell office:value-type="float" office:value="65632" calcext:value-type="float">
            <text:p>65632</text:p>
          </table:table-cell>
          <table:table-cell table:formula="of:=[.C110]-[.C$2]" office:value-type="float" office:value="27.4870057106018" calcext:value-type="float">
            <text:p>27.4870057106</text:p>
          </table:table-cell>
          <table:table-cell table:formula="of:=[.D110]/([.E110]-[.E109])" office:value-type="float" office:value="797611.805743326" calcext:value-type="float">
            <text:p>797611.80574332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792341.08082" calcext:value-type="float">
            <text:p>1442792341.08082</text:p>
          </table:table-cell>
          <table:table-cell office:value-type="float" office:value="1442792341.08087" calcext:value-type="float">
            <text:p>1442792341.08087</text:p>
          </table:table-cell>
          <table:table-cell office:value-type="float" office:value="65632" calcext:value-type="float">
            <text:p>65632</text:p>
          </table:table-cell>
          <table:table-cell table:formula="of:=[.C111]-[.C$2]" office:value-type="float" office:value="27.5692362785339" calcext:value-type="float">
            <text:p>27.5692362785</text:p>
          </table:table-cell>
          <table:table-cell table:formula="of:=[.D111]/([.E111]-[.E110])" office:value-type="float" office:value="798146.013708321" calcext:value-type="float">
            <text:p>798146.01370832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792341.1634" calcext:value-type="float">
            <text:p>1442792341.1634</text:p>
          </table:table-cell>
          <table:table-cell office:value-type="float" office:value="1442792341.16349" calcext:value-type="float">
            <text:p>1442792341.16349</text:p>
          </table:table-cell>
          <table:table-cell office:value-type="float" office:value="65632" calcext:value-type="float">
            <text:p>65632</text:p>
          </table:table-cell>
          <table:table-cell table:formula="of:=[.C112]-[.C$2]" office:value-type="float" office:value="27.6518576145172" calcext:value-type="float">
            <text:p>27.6518576145</text:p>
          </table:table-cell>
          <table:table-cell table:formula="of:=[.D112]/([.E112]-[.E111])" office:value-type="float" office:value="794371.081257809" calcext:value-type="float">
            <text:p>794371.0812578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792341.24574" calcext:value-type="float">
            <text:p>1442792341.24574</text:p>
          </table:table-cell>
          <table:table-cell office:value-type="float" office:value="1442792341.24586" calcext:value-type="float">
            <text:p>1442792341.24586</text:p>
          </table:table-cell>
          <table:table-cell office:value-type="float" office:value="65632" calcext:value-type="float">
            <text:p>65632</text:p>
          </table:table-cell>
          <table:table-cell table:formula="of:=[.C113]-[.C$2]" office:value-type="float" office:value="27.734224319458" calcext:value-type="float">
            <text:p>27.7342243195</text:p>
          </table:table-cell>
          <table:table-cell table:formula="of:=[.D113]/([.E113]-[.E112])" office:value-type="float" office:value="796826.825198063" calcext:value-type="float">
            <text:p>796826.82519806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792341.32854" calcext:value-type="float">
            <text:p>1442792341.32854</text:p>
          </table:table-cell>
          <table:table-cell office:value-type="float" office:value="1442792341.3286" calcext:value-type="float">
            <text:p>1442792341.3286</text:p>
          </table:table-cell>
          <table:table-cell office:value-type="float" office:value="65632" calcext:value-type="float">
            <text:p>65632</text:p>
          </table:table-cell>
          <table:table-cell table:formula="of:=[.C114]-[.C$2]" office:value-type="float" office:value="27.8169679641724" calcext:value-type="float">
            <text:p>27.8169679642</text:p>
          </table:table-cell>
          <table:table-cell table:formula="of:=[.D114]/([.E114]-[.E113])" office:value-type="float" office:value="793196.87000219" calcext:value-type="float">
            <text:p>793196.8700021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792341.41055" calcext:value-type="float">
            <text:p>1442792341.41055</text:p>
          </table:table-cell>
          <table:table-cell office:value-type="float" office:value="1442792341.4106" calcext:value-type="float">
            <text:p>1442792341.4106</text:p>
          </table:table-cell>
          <table:table-cell office:value-type="float" office:value="65632" calcext:value-type="float">
            <text:p>65632</text:p>
          </table:table-cell>
          <table:table-cell table:formula="of:=[.C115]-[.C$2]" office:value-type="float" office:value="27.8989679813385" calcext:value-type="float">
            <text:p>27.8989679813</text:p>
          </table:table-cell>
          <table:table-cell table:formula="of:=[.D115]/([.E115]-[.E114])" office:value-type="float" office:value="800390.076346265" calcext:value-type="float">
            <text:p>800390.07634626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792341.52929" calcext:value-type="float">
            <text:p>1442792341.52929</text:p>
          </table:table-cell>
          <table:table-cell office:value-type="float" office:value="1442792341.52934" calcext:value-type="float">
            <text:p>1442792341.52934</text:p>
          </table:table-cell>
          <table:table-cell office:value-type="float" office:value="65632" calcext:value-type="float">
            <text:p>65632</text:p>
          </table:table-cell>
          <table:table-cell table:formula="of:=[.C116]-[.C$2]" office:value-type="float" office:value="28.0177042484283" calcext:value-type="float">
            <text:p>28.0177042484</text:p>
          </table:table-cell>
          <table:table-cell table:formula="of:=[.D116]/([.E116]-[.E115])" office:value-type="float" office:value="552754.449913256" calcext:value-type="float">
            <text:p>552754.44991325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792341.6459" calcext:value-type="float">
            <text:p>1442792341.6459</text:p>
          </table:table-cell>
          <table:table-cell office:value-type="float" office:value="1442792341.64605" calcext:value-type="float">
            <text:p>1442792341.64605</text:p>
          </table:table-cell>
          <table:table-cell office:value-type="float" office:value="65632" calcext:value-type="float">
            <text:p>65632</text:p>
          </table:table-cell>
          <table:table-cell table:formula="of:=[.C117]-[.C$2]" office:value-type="float" office:value="28.1344225406647" calcext:value-type="float">
            <text:p>28.1344225407</text:p>
          </table:table-cell>
          <table:table-cell table:formula="of:=[.D117]/([.E117]-[.E116])" office:value-type="float" office:value="562311.174559597" calcext:value-type="float">
            <text:p>562311.17455959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792341.68992" calcext:value-type="float">
            <text:p>1442792341.68992</text:p>
          </table:table-cell>
          <table:table-cell office:value-type="float" office:value="1442792341.69" calcext:value-type="float">
            <text:p>1442792341.69</text:p>
          </table:table-cell>
          <table:table-cell office:value-type="float" office:value="65632" calcext:value-type="float">
            <text:p>65632</text:p>
          </table:table-cell>
          <table:table-cell table:formula="of:=[.C118]-[.C$2]" office:value-type="float" office:value="28.1783652305603" calcext:value-type="float">
            <text:p>28.1783652306</text:p>
          </table:table-cell>
          <table:table-cell table:formula="of:=[.D118]/([.E118]-[.E117])" office:value-type="float" office:value="1493581.75741825" calcext:value-type="float">
            <text:p>1493581.7574182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792341.80326" calcext:value-type="float">
            <text:p>1442792341.80326</text:p>
          </table:table-cell>
          <table:table-cell office:value-type="float" office:value="1442792341.80331" calcext:value-type="float">
            <text:p>1442792341.80331</text:p>
          </table:table-cell>
          <table:table-cell office:value-type="float" office:value="65632" calcext:value-type="float">
            <text:p>65632</text:p>
          </table:table-cell>
          <table:table-cell table:formula="of:=[.C119]-[.C$2]" office:value-type="float" office:value="28.2916779518127" calcext:value-type="float">
            <text:p>28.2916779518</text:p>
          </table:table-cell>
          <table:table-cell table:formula="of:=[.D119]/([.E119]-[.E118])" office:value-type="float" office:value="579211.224252422" calcext:value-type="float">
            <text:p>579211.22425242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792341.88152" calcext:value-type="float">
            <text:p>1442792341.88152</text:p>
          </table:table-cell>
          <table:table-cell office:value-type="float" office:value="1442792341.88157" calcext:value-type="float">
            <text:p>1442792341.88157</text:p>
          </table:table-cell>
          <table:table-cell office:value-type="float" office:value="65632" calcext:value-type="float">
            <text:p>65632</text:p>
          </table:table-cell>
          <table:table-cell table:formula="of:=[.C120]-[.C$2]" office:value-type="float" office:value="28.3699386119842" calcext:value-type="float">
            <text:p>28.369938612</text:p>
          </table:table-cell>
          <table:table-cell table:formula="of:=[.D120]/([.E120]-[.E119])" office:value-type="float" office:value="838633.354947007" calcext:value-type="float">
            <text:p>838633.35494700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792341.95974" calcext:value-type="float">
            <text:p>1442792341.95974</text:p>
          </table:table-cell>
          <table:table-cell office:value-type="float" office:value="1442792341.95984" calcext:value-type="float">
            <text:p>1442792341.95984</text:p>
          </table:table-cell>
          <table:table-cell office:value-type="float" office:value="65632" calcext:value-type="float">
            <text:p>65632</text:p>
          </table:table-cell>
          <table:table-cell table:formula="of:=[.C121]-[.C$2]" office:value-type="float" office:value="28.4482128620148" calcext:value-type="float">
            <text:p>28.448212862</text:p>
          </table:table-cell>
          <table:table-cell table:formula="of:=[.D121]/([.E121]-[.E120])" office:value-type="float" office:value="838487.752669765" calcext:value-type="float">
            <text:p>838487.75266976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792342.03851" calcext:value-type="float">
            <text:p>1442792342.03851</text:p>
          </table:table-cell>
          <table:table-cell office:value-type="float" office:value="1442792342.03854" calcext:value-type="float">
            <text:p>1442792342.03854</text:p>
          </table:table-cell>
          <table:table-cell office:value-type="float" office:value="65632" calcext:value-type="float">
            <text:p>65632</text:p>
          </table:table-cell>
          <table:table-cell table:formula="of:=[.C122]-[.C$2]" office:value-type="float" office:value="28.5269129276276" calcext:value-type="float">
            <text:p>28.5269129276</text:p>
          </table:table-cell>
          <table:table-cell table:formula="of:=[.D122]/([.E122]-[.E121])" office:value-type="float" office:value="833951.020103486" calcext:value-type="float">
            <text:p>833951.02010348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792342.11659" calcext:value-type="float">
            <text:p>1442792342.11659</text:p>
          </table:table-cell>
          <table:table-cell office:value-type="float" office:value="1442792342.11662" calcext:value-type="float">
            <text:p>1442792342.11662</text:p>
          </table:table-cell>
          <table:table-cell office:value-type="float" office:value="65632" calcext:value-type="float">
            <text:p>65632</text:p>
          </table:table-cell>
          <table:table-cell table:formula="of:=[.C123]-[.C$2]" office:value-type="float" office:value="28.6049869060516" calcext:value-type="float">
            <text:p>28.6049869061</text:p>
          </table:table-cell>
          <table:table-cell table:formula="of:=[.D123]/([.E123]-[.E122])" office:value-type="float" office:value="840638.601039497" calcext:value-type="float">
            <text:p>840638.60103949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792342.19454" calcext:value-type="float">
            <text:p>1442792342.19454</text:p>
          </table:table-cell>
          <table:table-cell office:value-type="float" office:value="1442792342.19457" calcext:value-type="float">
            <text:p>1442792342.19457</text:p>
          </table:table-cell>
          <table:table-cell office:value-type="float" office:value="65632" calcext:value-type="float">
            <text:p>65632</text:p>
          </table:table-cell>
          <table:table-cell table:formula="of:=[.C124]-[.C$2]" office:value-type="float" office:value="28.6829395294189" calcext:value-type="float">
            <text:p>28.6829395294</text:p>
          </table:table-cell>
          <table:table-cell table:formula="of:=[.D124]/([.E124]-[.E123])" office:value-type="float" office:value="841947.290096251" calcext:value-type="float">
            <text:p>841947.29009625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792342.27319" calcext:value-type="float">
            <text:p>1442792342.27319</text:p>
          </table:table-cell>
          <table:table-cell office:value-type="float" office:value="1442792342.27322" calcext:value-type="float">
            <text:p>1442792342.27322</text:p>
          </table:table-cell>
          <table:table-cell office:value-type="float" office:value="65632" calcext:value-type="float">
            <text:p>65632</text:p>
          </table:table-cell>
          <table:table-cell table:formula="of:=[.C125]-[.C$2]" office:value-type="float" office:value="28.7615857124329" calcext:value-type="float">
            <text:p>28.7615857124</text:p>
          </table:table-cell>
          <table:table-cell table:formula="of:=[.D125]/([.E125]-[.E124])" office:value-type="float" office:value="834522.382203683" calcext:value-type="float">
            <text:p>834522.38220368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792342.35162" calcext:value-type="float">
            <text:p>1442792342.35162</text:p>
          </table:table-cell>
          <table:table-cell office:value-type="float" office:value="1442792342.35164" calcext:value-type="float">
            <text:p>1442792342.35164</text:p>
          </table:table-cell>
          <table:table-cell office:value-type="float" office:value="65632" calcext:value-type="float">
            <text:p>65632</text:p>
          </table:table-cell>
          <table:table-cell table:formula="of:=[.C126]-[.C$2]" office:value-type="float" office:value="28.8400120735168" calcext:value-type="float">
            <text:p>28.8400120735</text:p>
          </table:table-cell>
          <table:table-cell table:formula="of:=[.D126]/([.E126]-[.E125])" office:value-type="float" office:value="836861.472250596" calcext:value-type="float">
            <text:p>836861.47225059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792342.47403" calcext:value-type="float">
            <text:p>1442792342.47403</text:p>
          </table:table-cell>
          <table:table-cell office:value-type="float" office:value="1442792342.4741" calcext:value-type="float">
            <text:p>1442792342.4741</text:p>
          </table:table-cell>
          <table:table-cell office:value-type="float" office:value="65632" calcext:value-type="float">
            <text:p>65632</text:p>
          </table:table-cell>
          <table:table-cell table:formula="of:=[.C127]-[.C$2]" office:value-type="float" office:value="28.962465763092" calcext:value-type="float">
            <text:p>28.9624657631</text:p>
          </table:table-cell>
          <table:table-cell table:formula="of:=[.D127]/([.E127]-[.E126])" office:value-type="float" office:value="535974.050497656" calcext:value-type="float">
            <text:p>535974.05049765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792342.55288" calcext:value-type="float">
            <text:p>1442792342.55288</text:p>
          </table:table-cell>
          <table:table-cell office:value-type="float" office:value="1442792342.55292" calcext:value-type="float">
            <text:p>1442792342.55292</text:p>
          </table:table-cell>
          <table:table-cell office:value-type="float" office:value="65632" calcext:value-type="float">
            <text:p>65632</text:p>
          </table:table-cell>
          <table:table-cell table:formula="of:=[.C128]-[.C$2]" office:value-type="float" office:value="29.0412909984589" calcext:value-type="float">
            <text:p>29.0412909985</text:p>
          </table:table-cell>
          <table:table-cell table:formula="of:=[.D128]/([.E128]-[.E127])" office:value-type="float" office:value="832626.755817154" calcext:value-type="float">
            <text:p>832626.75581715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792342.61974" calcext:value-type="float">
            <text:p>1442792342.61974</text:p>
          </table:table-cell>
          <table:table-cell office:value-type="float" office:value="1442792342.61981" calcext:value-type="float">
            <text:p>1442792342.61981</text:p>
          </table:table-cell>
          <table:table-cell office:value-type="float" office:value="65632" calcext:value-type="float">
            <text:p>65632</text:p>
          </table:table-cell>
          <table:table-cell table:formula="of:=[.C129]-[.C$2]" office:value-type="float" office:value="29.10817694664" calcext:value-type="float">
            <text:p>29.1081769466</text:p>
          </table:table-cell>
          <table:table-cell table:formula="of:=[.D129]/([.E129]-[.E128])" office:value-type="float" office:value="981252.442175804" calcext:value-type="float">
            <text:p>981252.44217580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792342.68388" calcext:value-type="float">
            <text:p>1442792342.68388</text:p>
          </table:table-cell>
          <table:table-cell office:value-type="float" office:value="1442792342.68392" calcext:value-type="float">
            <text:p>1442792342.68392</text:p>
          </table:table-cell>
          <table:table-cell office:value-type="float" office:value="65632" calcext:value-type="float">
            <text:p>65632</text:p>
          </table:table-cell>
          <table:table-cell table:formula="of:=[.C130]-[.C$2]" office:value-type="float" office:value="29.1722853183746" calcext:value-type="float">
            <text:p>29.1722853184</text:p>
          </table:table-cell>
          <table:table-cell table:formula="of:=[.D130]/([.E130]-[.E129])" office:value-type="float" office:value="1023766.44772212" calcext:value-type="float">
            <text:p>1023766.447722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792342.74881" calcext:value-type="float">
            <text:p>1442792342.74881</text:p>
          </table:table-cell>
          <table:table-cell office:value-type="float" office:value="1442792342.74885" calcext:value-type="float">
            <text:p>1442792342.74885</text:p>
          </table:table-cell>
          <table:table-cell office:value-type="float" office:value="65632" calcext:value-type="float">
            <text:p>65632</text:p>
          </table:table-cell>
          <table:table-cell table:formula="of:=[.C131]-[.C$2]" office:value-type="float" office:value="29.2372195720673" calcext:value-type="float">
            <text:p>29.2372195721</text:p>
          </table:table-cell>
          <table:table-cell table:formula="of:=[.D131]/([.E131]-[.E130])" office:value-type="float" office:value="1010745.4273776" calcext:value-type="float">
            <text:p>1010745.427377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792342.87707" calcext:value-type="float">
            <text:p>1442792342.87707</text:p>
          </table:table-cell>
          <table:table-cell office:value-type="float" office:value="1442792342.87726" calcext:value-type="float">
            <text:p>1442792342.87726</text:p>
          </table:table-cell>
          <table:table-cell office:value-type="float" office:value="65632" calcext:value-type="float">
            <text:p>65632</text:p>
          </table:table-cell>
          <table:table-cell table:formula="of:=[.C132]-[.C$2]" office:value-type="float" office:value="29.3656253814697" calcext:value-type="float">
            <text:p>29.3656253815</text:p>
          </table:table-cell>
          <table:table-cell table:formula="of:=[.D132]/([.E132]-[.E131])" office:value-type="float" office:value="511129.522140917" calcext:value-type="float">
            <text:p>511129.52214091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792342.94146" calcext:value-type="float">
            <text:p>1442792342.94146</text:p>
          </table:table-cell>
          <table:table-cell office:value-type="float" office:value="1442792342.9415" calcext:value-type="float">
            <text:p>1442792342.9415</text:p>
          </table:table-cell>
          <table:table-cell office:value-type="float" office:value="65632" calcext:value-type="float">
            <text:p>65632</text:p>
          </table:table-cell>
          <table:table-cell table:formula="of:=[.C133]-[.C$2]" office:value-type="float" office:value="29.4298677444458" calcext:value-type="float">
            <text:p>29.4298677444</text:p>
          </table:table-cell>
          <table:table-cell table:formula="of:=[.D133]/([.E133]-[.E132])" office:value-type="float" office:value="1021631.16298265" calcext:value-type="float">
            <text:p>1021631.1629826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792343.00608" calcext:value-type="float">
            <text:p>1442792343.00608</text:p>
          </table:table-cell>
          <table:table-cell office:value-type="float" office:value="1442792343.00615" calcext:value-type="float">
            <text:p>1442792343.00615</text:p>
          </table:table-cell>
          <table:table-cell office:value-type="float" office:value="65632" calcext:value-type="float">
            <text:p>65632</text:p>
          </table:table-cell>
          <table:table-cell table:formula="of:=[.C134]-[.C$2]" office:value-type="float" office:value="29.4945166110992" calcext:value-type="float">
            <text:p>29.4945166111</text:p>
          </table:table-cell>
          <table:table-cell table:formula="of:=[.D134]/([.E134]-[.E133])" office:value-type="float" office:value="1015207.27891222" calcext:value-type="float">
            <text:p>1015207.2789122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792343.07021" calcext:value-type="float">
            <text:p>1442792343.07021</text:p>
          </table:table-cell>
          <table:table-cell office:value-type="float" office:value="1442792343.07025" calcext:value-type="float">
            <text:p>1442792343.07025</text:p>
          </table:table-cell>
          <table:table-cell office:value-type="float" office:value="65632" calcext:value-type="float">
            <text:p>65632</text:p>
          </table:table-cell>
          <table:table-cell table:formula="of:=[.C135]-[.C$2]" office:value-type="float" office:value="29.5586230754852" calcext:value-type="float">
            <text:p>29.5586230755</text:p>
          </table:table-cell>
          <table:table-cell table:formula="of:=[.D135]/([.E135]-[.E134])" office:value-type="float" office:value="1023796.90766954" calcext:value-type="float">
            <text:p>1023796.9076695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792343.13467" calcext:value-type="float">
            <text:p>1442792343.13467</text:p>
          </table:table-cell>
          <table:table-cell office:value-type="float" office:value="1442792343.13474" calcext:value-type="float">
            <text:p>1442792343.13474</text:p>
          </table:table-cell>
          <table:table-cell office:value-type="float" office:value="65632" calcext:value-type="float">
            <text:p>65632</text:p>
          </table:table-cell>
          <table:table-cell table:formula="of:=[.C136]-[.C$2]" office:value-type="float" office:value="29.623104095459" calcext:value-type="float">
            <text:p>29.6231040955</text:p>
          </table:table-cell>
          <table:table-cell table:formula="of:=[.D136]/([.E136]-[.E135])" office:value-type="float" office:value="1017849.9041534" calcext:value-type="float">
            <text:p>1017849.904153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792343.19892" calcext:value-type="float">
            <text:p>1442792343.19892</text:p>
          </table:table-cell>
          <table:table-cell office:value-type="float" office:value="1442792343.19897" calcext:value-type="float">
            <text:p>1442792343.19897</text:p>
          </table:table-cell>
          <table:table-cell office:value-type="float" office:value="65632" calcext:value-type="float">
            <text:p>65632</text:p>
          </table:table-cell>
          <table:table-cell table:formula="of:=[.C137]-[.C$2]" office:value-type="float" office:value="29.6873338222504" calcext:value-type="float">
            <text:p>29.6873338223</text:p>
          </table:table-cell>
          <table:table-cell table:formula="of:=[.D137]/([.E137]-[.E136])" office:value-type="float" office:value="1021832.15278453" calcext:value-type="float">
            <text:p>1021832.1527845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792343.26338" calcext:value-type="float">
            <text:p>1442792343.26338</text:p>
          </table:table-cell>
          <table:table-cell office:value-type="float" office:value="1442792343.26342" calcext:value-type="float">
            <text:p>1442792343.26342</text:p>
          </table:table-cell>
          <table:table-cell office:value-type="float" office:value="65632" calcext:value-type="float">
            <text:p>65632</text:p>
          </table:table-cell>
          <table:table-cell table:formula="of:=[.C138]-[.C$2]" office:value-type="float" office:value="29.751793384552" calcext:value-type="float">
            <text:p>29.7517933846</text:p>
          </table:table-cell>
          <table:table-cell table:formula="of:=[.D138]/([.E138]-[.E137])" office:value-type="float" office:value="1018188.73191968" calcext:value-type="float">
            <text:p>1018188.7319196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792343.39181" calcext:value-type="float">
            <text:p>1442792343.39181</text:p>
          </table:table-cell>
          <table:table-cell office:value-type="float" office:value="1442792343.39185" calcext:value-type="float">
            <text:p>1442792343.39185</text:p>
          </table:table-cell>
          <table:table-cell office:value-type="float" office:value="65632" calcext:value-type="float">
            <text:p>65632</text:p>
          </table:table-cell>
          <table:table-cell table:formula="of:=[.C139]-[.C$2]" office:value-type="float" office:value="29.8802213668823" calcext:value-type="float">
            <text:p>29.8802213669</text:p>
          </table:table-cell>
          <table:table-cell table:formula="of:=[.D139]/([.E139]-[.E138])" office:value-type="float" office:value="511041.276278807" calcext:value-type="float">
            <text:p>511041.27627880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792343.45685" calcext:value-type="float">
            <text:p>1442792343.45685</text:p>
          </table:table-cell>
          <table:table-cell office:value-type="float" office:value="1442792343.4569" calcext:value-type="float">
            <text:p>1442792343.4569</text:p>
          </table:table-cell>
          <table:table-cell office:value-type="float" office:value="65632" calcext:value-type="float">
            <text:p>65632</text:p>
          </table:table-cell>
          <table:table-cell table:formula="of:=[.C140]-[.C$2]" office:value-type="float" office:value="29.9452695846558" calcext:value-type="float">
            <text:p>29.9452695847</text:p>
          </table:table-cell>
          <table:table-cell table:formula="of:=[.D140]/([.E140]-[.E139])" office:value-type="float" office:value="1008974.60755337" calcext:value-type="float">
            <text:p>1008974.607553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792343.52351" calcext:value-type="float">
            <text:p>1442792343.52351</text:p>
          </table:table-cell>
          <table:table-cell office:value-type="float" office:value="1442792343.52355" calcext:value-type="float">
            <text:p>1442792343.52355</text:p>
          </table:table-cell>
          <table:table-cell office:value-type="float" office:value="65632" calcext:value-type="float">
            <text:p>65632</text:p>
          </table:table-cell>
          <table:table-cell table:formula="of:=[.C141]-[.C$2]" office:value-type="float" office:value="30.0119199752808" calcext:value-type="float">
            <text:p>30.0119199753</text:p>
          </table:table-cell>
          <table:table-cell table:formula="of:=[.D141]/([.E141]-[.E140])" office:value-type="float" office:value="984720.41025641" calcext:value-type="float">
            <text:p>984720.4102564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792343.58975" calcext:value-type="float">
            <text:p>1442792343.58975</text:p>
          </table:table-cell>
          <table:table-cell office:value-type="float" office:value="1442792343.58987" calcext:value-type="float">
            <text:p>1442792343.58987</text:p>
          </table:table-cell>
          <table:table-cell office:value-type="float" office:value="65632" calcext:value-type="float">
            <text:p>65632</text:p>
          </table:table-cell>
          <table:table-cell table:formula="of:=[.C142]-[.C$2]" office:value-type="float" office:value="30.0782358646393" calcext:value-type="float">
            <text:p>30.0782358646</text:p>
          </table:table-cell>
          <table:table-cell table:formula="of:=[.D142]/([.E142]-[.E141])" office:value-type="float" office:value="989687.398221816" calcext:value-type="float">
            <text:p>989687.39822181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792343.6564" calcext:value-type="float">
            <text:p>1442792343.6564</text:p>
          </table:table-cell>
          <table:table-cell office:value-type="float" office:value="1442792343.65644" calcext:value-type="float">
            <text:p>1442792343.65644</text:p>
          </table:table-cell>
          <table:table-cell office:value-type="float" office:value="65632" calcext:value-type="float">
            <text:p>65632</text:p>
          </table:table-cell>
          <table:table-cell table:formula="of:=[.C143]-[.C$2]" office:value-type="float" office:value="30.1448094844818" calcext:value-type="float">
            <text:p>30.1448094845</text:p>
          </table:table-cell>
          <table:table-cell table:formula="of:=[.D143]/([.E143]-[.E142])" office:value-type="float" office:value="985855.961494109" calcext:value-type="float">
            <text:p>985855.96149410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792343.72294" calcext:value-type="float">
            <text:p>1442792343.72294</text:p>
          </table:table-cell>
          <table:table-cell office:value-type="float" office:value="1442792343.72299" calcext:value-type="float">
            <text:p>1442792343.72299</text:p>
          </table:table-cell>
          <table:table-cell office:value-type="float" office:value="65632" calcext:value-type="float">
            <text:p>65632</text:p>
          </table:table-cell>
          <table:table-cell table:formula="of:=[.C144]-[.C$2]" office:value-type="float" office:value="30.2113556861877" calcext:value-type="float">
            <text:p>30.2113556862</text:p>
          </table:table-cell>
          <table:table-cell table:formula="of:=[.D144]/([.E144]-[.E143])" office:value-type="float" office:value="986262.150468445" calcext:value-type="float">
            <text:p>986262.15046844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792343.78919" calcext:value-type="float">
            <text:p>1442792343.78919</text:p>
          </table:table-cell>
          <table:table-cell office:value-type="float" office:value="1442792343.78923" calcext:value-type="float">
            <text:p>1442792343.78923</text:p>
          </table:table-cell>
          <table:table-cell office:value-type="float" office:value="65632" calcext:value-type="float">
            <text:p>65632</text:p>
          </table:table-cell>
          <table:table-cell table:formula="of:=[.C145]-[.C$2]" office:value-type="float" office:value="30.2775955200195" calcext:value-type="float">
            <text:p>30.27759552</text:p>
          </table:table-cell>
          <table:table-cell table:formula="of:=[.D145]/([.E145]-[.E144])" office:value-type="float" office:value="990823.74159738" calcext:value-type="float">
            <text:p>990823.7415973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792343.85567" calcext:value-type="float">
            <text:p>1442792343.85567</text:p>
          </table:table-cell>
          <table:table-cell office:value-type="float" office:value="1442792343.8557" calcext:value-type="float">
            <text:p>1442792343.8557</text:p>
          </table:table-cell>
          <table:table-cell office:value-type="float" office:value="65632" calcext:value-type="float">
            <text:p>65632</text:p>
          </table:table-cell>
          <table:table-cell table:formula="of:=[.C146]-[.C$2]" office:value-type="float" office:value="30.3440721035004" calcext:value-type="float">
            <text:p>30.3440721035</text:p>
          </table:table-cell>
          <table:table-cell table:formula="of:=[.D146]/([.E146]-[.E145])" office:value-type="float" office:value="987295.022749199" calcext:value-type="float">
            <text:p>987295.02274919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792343.98829" calcext:value-type="float">
            <text:p>1442792343.98829</text:p>
          </table:table-cell>
          <table:table-cell office:value-type="float" office:value="1442792343.98839" calcext:value-type="float">
            <text:p>1442792343.98839</text:p>
          </table:table-cell>
          <table:table-cell office:value-type="float" office:value="65632" calcext:value-type="float">
            <text:p>65632</text:p>
          </table:table-cell>
          <table:table-cell table:formula="of:=[.C147]-[.C$2]" office:value-type="float" office:value="30.4767589569092" calcext:value-type="float">
            <text:p>30.4767589569</text:p>
          </table:table-cell>
          <table:table-cell table:formula="of:=[.D147]/([.E147]-[.E146])" office:value-type="float" office:value="494638.302995891" calcext:value-type="float">
            <text:p>494638.30299589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792344.05495" calcext:value-type="float">
            <text:p>1442792344.05495</text:p>
          </table:table-cell>
          <table:table-cell office:value-type="float" office:value="1442792344.05502" calcext:value-type="float">
            <text:p>1442792344.05502</text:p>
          </table:table-cell>
          <table:table-cell office:value-type="float" office:value="65632" calcext:value-type="float">
            <text:p>65632</text:p>
          </table:table-cell>
          <table:table-cell table:formula="of:=[.C148]-[.C$2]" office:value-type="float" office:value="30.5433859825134" calcext:value-type="float">
            <text:p>30.5433859825</text:p>
          </table:table-cell>
          <table:table-cell table:formula="of:=[.D148]/([.E148]-[.E147])" office:value-type="float" office:value="985065.73578478" calcext:value-type="float">
            <text:p>985065.7357847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792344.12136" calcext:value-type="float">
            <text:p>1442792344.12136</text:p>
          </table:table-cell>
          <table:table-cell office:value-type="float" office:value="1442792344.1214" calcext:value-type="float">
            <text:p>1442792344.1214</text:p>
          </table:table-cell>
          <table:table-cell office:value-type="float" office:value="65632" calcext:value-type="float">
            <text:p>65632</text:p>
          </table:table-cell>
          <table:table-cell table:formula="of:=[.C149]-[.C$2]" office:value-type="float" office:value="30.6097671985626" calcext:value-type="float">
            <text:p>30.6097671986</text:p>
          </table:table-cell>
          <table:table-cell table:formula="of:=[.D149]/([.E149]-[.E148])" office:value-type="float" office:value="988713.432898862" calcext:value-type="float">
            <text:p>988713.43289886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792344.18776" calcext:value-type="float">
            <text:p>1442792344.18776</text:p>
          </table:table-cell>
          <table:table-cell office:value-type="float" office:value="1442792344.1878" calcext:value-type="float">
            <text:p>1442792344.1878</text:p>
          </table:table-cell>
          <table:table-cell office:value-type="float" office:value="65632" calcext:value-type="float">
            <text:p>65632</text:p>
          </table:table-cell>
          <table:table-cell table:formula="of:=[.C150]-[.C$2]" office:value-type="float" office:value="30.6761636734009" calcext:value-type="float">
            <text:p>30.6761636734</text:p>
          </table:table-cell>
          <table:table-cell table:formula="of:=[.D150]/([.E150]-[.E149])" office:value-type="float" office:value="988486.213460592" calcext:value-type="float">
            <text:p>988486.21346059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792344.25445" calcext:value-type="float">
            <text:p>1442792344.25445</text:p>
          </table:table-cell>
          <table:table-cell office:value-type="float" office:value="1442792344.2545" calcext:value-type="float">
            <text:p>1442792344.2545</text:p>
          </table:table-cell>
          <table:table-cell office:value-type="float" office:value="65632" calcext:value-type="float">
            <text:p>65632</text:p>
          </table:table-cell>
          <table:table-cell table:formula="of:=[.C151]-[.C$2]" office:value-type="float" office:value="30.7428662776947" calcext:value-type="float">
            <text:p>30.7428662777</text:p>
          </table:table-cell>
          <table:table-cell table:formula="of:=[.D151]/([.E151]-[.E150])" office:value-type="float" office:value="983949.587798592" calcext:value-type="float">
            <text:p>983949.58779859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792344.32096" calcext:value-type="float">
            <text:p>1442792344.32096</text:p>
          </table:table-cell>
          <table:table-cell office:value-type="float" office:value="1442792344.32101" calcext:value-type="float">
            <text:p>1442792344.32101</text:p>
          </table:table-cell>
          <table:table-cell office:value-type="float" office:value="65632" calcext:value-type="float">
            <text:p>65632</text:p>
          </table:table-cell>
          <table:table-cell table:formula="of:=[.C152]-[.C$2]" office:value-type="float" office:value="30.8093748092651" calcext:value-type="float">
            <text:p>30.8093748093</text:p>
          </table:table-cell>
          <table:table-cell table:formula="of:=[.D152]/([.E152]-[.E151])" office:value-type="float" office:value="986820.764949437" calcext:value-type="float">
            <text:p>986820.7649494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792344.38767" calcext:value-type="float">
            <text:p>1442792344.38767</text:p>
          </table:table-cell>
          <table:table-cell office:value-type="float" office:value="1442792344.38771" calcext:value-type="float">
            <text:p>1442792344.38771</text:p>
          </table:table-cell>
          <table:table-cell office:value-type="float" office:value="65632" calcext:value-type="float">
            <text:p>65632</text:p>
          </table:table-cell>
          <table:table-cell table:formula="of:=[.C153]-[.C$2]" office:value-type="float" office:value="30.8760800361633" calcext:value-type="float">
            <text:p>30.8760800362</text:p>
          </table:table-cell>
          <table:table-cell table:formula="of:=[.D153]/([.E153]-[.E152])" office:value-type="float" office:value="983910.90251696" calcext:value-type="float">
            <text:p>983910.9025169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792344.52001" calcext:value-type="float">
            <text:p>1442792344.52001</text:p>
          </table:table-cell>
          <table:table-cell office:value-type="float" office:value="1442792344.52015" calcext:value-type="float">
            <text:p>1442792344.52015</text:p>
          </table:table-cell>
          <table:table-cell office:value-type="float" office:value="65632" calcext:value-type="float">
            <text:p>65632</text:p>
          </table:table-cell>
          <table:table-cell table:formula="of:=[.C154]-[.C$2]" office:value-type="float" office:value="31.0085201263428" calcext:value-type="float">
            <text:p>31.0085201263</text:p>
          </table:table-cell>
          <table:table-cell table:formula="of:=[.D154]/([.E154]-[.E153])" office:value-type="float" office:value="495559.916269123" calcext:value-type="float">
            <text:p>495559.91626912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792344.5863" calcext:value-type="float">
            <text:p>1442792344.5863</text:p>
          </table:table-cell>
          <table:table-cell office:value-type="float" office:value="1442792344.58633" calcext:value-type="float">
            <text:p>1442792344.58633</text:p>
          </table:table-cell>
          <table:table-cell office:value-type="float" office:value="65632" calcext:value-type="float">
            <text:p>65632</text:p>
          </table:table-cell>
          <table:table-cell table:formula="of:=[.C155]-[.C$2]" office:value-type="float" office:value="31.0746972560883" calcext:value-type="float">
            <text:p>31.0746972561</text:p>
          </table:table-cell>
          <table:table-cell table:formula="of:=[.D155]/([.E155]-[.E154])" office:value-type="float" office:value="991762.565895802" calcext:value-type="float">
            <text:p>991762.56589580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792344.65223" calcext:value-type="float">
            <text:p>1442792344.65223</text:p>
          </table:table-cell>
          <table:table-cell office:value-type="float" office:value="1442792344.65226" calcext:value-type="float">
            <text:p>1442792344.65226</text:p>
          </table:table-cell>
          <table:table-cell office:value-type="float" office:value="65632" calcext:value-type="float">
            <text:p>65632</text:p>
          </table:table-cell>
          <table:table-cell table:formula="of:=[.C156]-[.C$2]" office:value-type="float" office:value="31.1406309604645" calcext:value-type="float">
            <text:p>31.1406309605</text:p>
          </table:table-cell>
          <table:table-cell table:formula="of:=[.D156]/([.E156]-[.E155])" office:value-type="float" office:value="995424.125201594" calcext:value-type="float">
            <text:p>995424.12520159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792344.71901" calcext:value-type="float">
            <text:p>1442792344.71901</text:p>
          </table:table-cell>
          <table:table-cell office:value-type="float" office:value="1442792344.71906" calcext:value-type="float">
            <text:p>1442792344.71906</text:p>
          </table:table-cell>
          <table:table-cell office:value-type="float" office:value="65632" calcext:value-type="float">
            <text:p>65632</text:p>
          </table:table-cell>
          <table:table-cell table:formula="of:=[.C157]-[.C$2]" office:value-type="float" office:value="31.2074270248413" calcext:value-type="float">
            <text:p>31.2074270248</text:p>
          </table:table-cell>
          <table:table-cell table:formula="of:=[.D157]/([.E157]-[.E156])" office:value-type="float" office:value="982572.859828029" calcext:value-type="float">
            <text:p>982572.85982802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792344.78492" calcext:value-type="float">
            <text:p>1442792344.78492</text:p>
          </table:table-cell>
          <table:table-cell office:value-type="float" office:value="1442792344.78497" calcext:value-type="float">
            <text:p>1442792344.78497</text:p>
          </table:table-cell>
          <table:table-cell office:value-type="float" office:value="65632" calcext:value-type="float">
            <text:p>65632</text:p>
          </table:table-cell>
          <table:table-cell table:formula="of:=[.C158]-[.C$2]" office:value-type="float" office:value="31.2733361721039" calcext:value-type="float">
            <text:p>31.2733361721</text:p>
          </table:table-cell>
          <table:table-cell table:formula="of:=[.D158]/([.E158]-[.E157])" office:value-type="float" office:value="995795.010645956" calcext:value-type="float">
            <text:p>995795.01064595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792344.85125" calcext:value-type="float">
            <text:p>1442792344.85125</text:p>
          </table:table-cell>
          <table:table-cell office:value-type="float" office:value="1442792344.85129" calcext:value-type="float">
            <text:p>1442792344.85129</text:p>
          </table:table-cell>
          <table:table-cell office:value-type="float" office:value="65632" calcext:value-type="float">
            <text:p>65632</text:p>
          </table:table-cell>
          <table:table-cell table:formula="of:=[.C159]-[.C$2]" office:value-type="float" office:value="31.3396556377411" calcext:value-type="float">
            <text:p>31.3396556377</text:p>
          </table:table-cell>
          <table:table-cell table:formula="of:=[.D159]/([.E159]-[.E158])" office:value-type="float" office:value="989634.029306452" calcext:value-type="float">
            <text:p>989634.02930645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792344.98301" calcext:value-type="float">
            <text:p>1442792344.98301</text:p>
          </table:table-cell>
          <table:table-cell office:value-type="float" office:value="1442792344.98313" calcext:value-type="float">
            <text:p>1442792344.98313</text:p>
          </table:table-cell>
          <table:table-cell office:value-type="float" office:value="65632" calcext:value-type="float">
            <text:p>65632</text:p>
          </table:table-cell>
          <table:table-cell table:formula="of:=[.C160]-[.C$2]" office:value-type="float" office:value="31.4714961051941" calcext:value-type="float">
            <text:p>31.4714961052</text:p>
          </table:table-cell>
          <table:table-cell table:formula="of:=[.D160]/([.E160]-[.E159])" office:value-type="float" office:value="497813.768927934" calcext:value-type="float">
            <text:p>497813.76892793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792345.04957" calcext:value-type="float">
            <text:p>1442792345.04957</text:p>
          </table:table-cell>
          <table:table-cell office:value-type="float" office:value="1442792345.04971" calcext:value-type="float">
            <text:p>1442792345.04971</text:p>
          </table:table-cell>
          <table:table-cell office:value-type="float" office:value="65632" calcext:value-type="float">
            <text:p>65632</text:p>
          </table:table-cell>
          <table:table-cell table:formula="of:=[.C161]-[.C$2]" office:value-type="float" office:value="31.5380764007568" calcext:value-type="float">
            <text:p>31.5380764008</text:p>
          </table:table-cell>
          <table:table-cell table:formula="of:=[.D161]/([.E161]-[.E160])" office:value-type="float" office:value="985757.113951973" calcext:value-type="float">
            <text:p>985757.11395197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792345.11609" calcext:value-type="float">
            <text:p>1442792345.11609</text:p>
          </table:table-cell>
          <table:table-cell office:value-type="float" office:value="1442792345.11612" calcext:value-type="float">
            <text:p>1442792345.11612</text:p>
          </table:table-cell>
          <table:table-cell office:value-type="float" office:value="65632" calcext:value-type="float">
            <text:p>65632</text:p>
          </table:table-cell>
          <table:table-cell table:formula="of:=[.C162]-[.C$2]" office:value-type="float" office:value="31.6044874191284" calcext:value-type="float">
            <text:p>31.6044874191</text:p>
          </table:table-cell>
          <table:table-cell table:formula="of:=[.D162]/([.E162]-[.E161])" office:value-type="float" office:value="988269.74211985" calcext:value-type="float">
            <text:p>988269.7421198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792345.18309" calcext:value-type="float">
            <text:p>1442792345.18309</text:p>
          </table:table-cell>
          <table:table-cell office:value-type="float" office:value="1442792345.18315" calcext:value-type="float">
            <text:p>1442792345.18315</text:p>
          </table:table-cell>
          <table:table-cell office:value-type="float" office:value="65632" calcext:value-type="float">
            <text:p>65632</text:p>
          </table:table-cell>
          <table:table-cell table:formula="of:=[.C163]-[.C$2]" office:value-type="float" office:value="31.6715216636658" calcext:value-type="float">
            <text:p>31.6715216637</text:p>
          </table:table-cell>
          <table:table-cell table:formula="of:=[.D163]/([.E163]-[.E162])" office:value-type="float" office:value="979081.668674999" calcext:value-type="float">
            <text:p>979081.66867499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792345.24967" calcext:value-type="float">
            <text:p>1442792345.24967</text:p>
          </table:table-cell>
          <table:table-cell office:value-type="float" office:value="1442792345.24971" calcext:value-type="float">
            <text:p>1442792345.24971</text:p>
          </table:table-cell>
          <table:table-cell office:value-type="float" office:value="65632" calcext:value-type="float">
            <text:p>65632</text:p>
          </table:table-cell>
          <table:table-cell table:formula="of:=[.C164]-[.C$2]" office:value-type="float" office:value="31.7380814552307" calcext:value-type="float">
            <text:p>31.7380814552</text:p>
          </table:table-cell>
          <table:table-cell table:formula="of:=[.D164]/([.E164]-[.E163])" office:value-type="float" office:value="986060.780192856" calcext:value-type="float">
            <text:p>986060.78019285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792345.31585" calcext:value-type="float">
            <text:p>1442792345.31585</text:p>
          </table:table-cell>
          <table:table-cell office:value-type="float" office:value="1442792345.31589" calcext:value-type="float">
            <text:p>1442792345.31589</text:p>
          </table:table-cell>
          <table:table-cell office:value-type="float" office:value="65632" calcext:value-type="float">
            <text:p>65632</text:p>
          </table:table-cell>
          <table:table-cell table:formula="of:=[.C165]-[.C$2]" office:value-type="float" office:value="31.8042607307434" calcext:value-type="float">
            <text:p>31.8042607307</text:p>
          </table:table-cell>
          <table:table-cell table:formula="of:=[.D165]/([.E165]-[.E164])" office:value-type="float" office:value="991730.40943021" calcext:value-type="float">
            <text:p>991730.4094302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792345.3823" calcext:value-type="float">
            <text:p>1442792345.3823</text:p>
          </table:table-cell>
          <table:table-cell office:value-type="float" office:value="1442792345.38234" calcext:value-type="float">
            <text:p>1442792345.38234</text:p>
          </table:table-cell>
          <table:table-cell office:value-type="float" office:value="65632" calcext:value-type="float">
            <text:p>65632</text:p>
          </table:table-cell>
          <table:table-cell table:formula="of:=[.C166]-[.C$2]" office:value-type="float" office:value="31.8707087039947" calcext:value-type="float">
            <text:p>31.870708704</text:p>
          </table:table-cell>
          <table:table-cell table:formula="of:=[.D166]/([.E166]-[.E165])" office:value-type="float" office:value="987720.118290797" calcext:value-type="float">
            <text:p>987720.11829079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2792345.44709" calcext:value-type="float">
            <text:p>1442792345.44709</text:p>
          </table:table-cell>
          <table:table-cell office:value-type="float" office:value="1442792345.44713" calcext:value-type="float">
            <text:p>1442792345.44713</text:p>
          </table:table-cell>
          <table:table-cell office:value-type="float" office:value="65632" calcext:value-type="float">
            <text:p>65632</text:p>
          </table:table-cell>
          <table:table-cell table:formula="of:=[.C167]-[.C$2]" office:value-type="float" office:value="31.9355001449585" calcext:value-type="float">
            <text:p>31.935500145</text:p>
          </table:table-cell>
          <table:table-cell table:formula="of:=[.D167]/([.E167]-[.E166])" office:value-type="float" office:value="1012973.30363011" calcext:value-type="float">
            <text:p>1012973.3036301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2792345.57389" calcext:value-type="float">
            <text:p>1442792345.57389</text:p>
          </table:table-cell>
          <table:table-cell office:value-type="float" office:value="1442792345.57393" calcext:value-type="float">
            <text:p>1442792345.57393</text:p>
          </table:table-cell>
          <table:table-cell office:value-type="float" office:value="65632" calcext:value-type="float">
            <text:p>65632</text:p>
          </table:table-cell>
          <table:table-cell table:formula="of:=[.C168]-[.C$2]" office:value-type="float" office:value="32.062296628952" calcext:value-type="float">
            <text:p>32.062296629</text:p>
          </table:table-cell>
          <table:table-cell table:formula="of:=[.D168]/([.E168]-[.E167])" office:value-type="float" office:value="517616.87653223" calcext:value-type="float">
            <text:p>517616.8765322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2792345.63733" calcext:value-type="float">
            <text:p>1442792345.63733</text:p>
          </table:table-cell>
          <table:table-cell office:value-type="float" office:value="1442792345.63743" calcext:value-type="float">
            <text:p>1442792345.63743</text:p>
          </table:table-cell>
          <table:table-cell office:value-type="float" office:value="65632" calcext:value-type="float">
            <text:p>65632</text:p>
          </table:table-cell>
          <table:table-cell table:formula="of:=[.C169]-[.C$2]" office:value-type="float" office:value="32.1257939338684" calcext:value-type="float">
            <text:p>32.1257939339</text:p>
          </table:table-cell>
          <table:table-cell table:formula="of:=[.D169]/([.E169]-[.E168])" office:value-type="float" office:value="1033618.6722638" calcext:value-type="float">
            <text:p>1033618.672263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2792345.70099" calcext:value-type="float">
            <text:p>1442792345.70099</text:p>
          </table:table-cell>
          <table:table-cell office:value-type="float" office:value="1442792345.70104" calcext:value-type="float">
            <text:p>1442792345.70104</text:p>
          </table:table-cell>
          <table:table-cell office:value-type="float" office:value="65632" calcext:value-type="float">
            <text:p>65632</text:p>
          </table:table-cell>
          <table:table-cell table:formula="of:=[.C170]-[.C$2]" office:value-type="float" office:value="32.189404964447" calcext:value-type="float">
            <text:p>32.1894049644</text:p>
          </table:table-cell>
          <table:table-cell table:formula="of:=[.D170]/([.E170]-[.E169])" office:value-type="float" office:value="1031770.73854965" calcext:value-type="float">
            <text:p>1031770.7385496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2792345.76452" calcext:value-type="float">
            <text:p>1442792345.76452</text:p>
          </table:table-cell>
          <table:table-cell office:value-type="float" office:value="1442792345.76462" calcext:value-type="float">
            <text:p>1442792345.76462</text:p>
          </table:table-cell>
          <table:table-cell office:value-type="float" office:value="65632" calcext:value-type="float">
            <text:p>65632</text:p>
          </table:table-cell>
          <table:table-cell table:formula="of:=[.C171]-[.C$2]" office:value-type="float" office:value="32.2529847621918" calcext:value-type="float">
            <text:p>32.2529847622</text:p>
          </table:table-cell>
          <table:table-cell table:formula="of:=[.D171]/([.E171]-[.E170])" office:value-type="float" office:value="1032277.58388738" calcext:value-type="float">
            <text:p>1032277.5838873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2792345.82815" calcext:value-type="float">
            <text:p>1442792345.82815</text:p>
          </table:table-cell>
          <table:table-cell office:value-type="float" office:value="1442792345.82823" calcext:value-type="float">
            <text:p>1442792345.82823</text:p>
          </table:table-cell>
          <table:table-cell office:value-type="float" office:value="65632" calcext:value-type="float">
            <text:p>65632</text:p>
          </table:table-cell>
          <table:table-cell table:formula="of:=[.C172]-[.C$2]" office:value-type="float" office:value="32.3165965080261" calcext:value-type="float">
            <text:p>32.316596508</text:p>
          </table:table-cell>
          <table:table-cell table:formula="of:=[.D172]/([.E172]-[.E171])" office:value-type="float" office:value="1031759.13723403" calcext:value-type="float">
            <text:p>1031759.1372340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2792345.89182" calcext:value-type="float">
            <text:p>1442792345.89182</text:p>
          </table:table-cell>
          <table:table-cell office:value-type="float" office:value="1442792345.89191" calcext:value-type="float">
            <text:p>1442792345.89191</text:p>
          </table:table-cell>
          <table:table-cell office:value-type="float" office:value="65632" calcext:value-type="float">
            <text:p>65632</text:p>
          </table:table-cell>
          <table:table-cell table:formula="of:=[.C173]-[.C$2]" office:value-type="float" office:value="32.3802771568298" calcext:value-type="float">
            <text:p>32.3802771568</text:p>
          </table:table-cell>
          <table:table-cell table:formula="of:=[.D173]/([.E173]-[.E172])" office:value-type="float" office:value="1030642.76562734" calcext:value-type="float">
            <text:p>1030642.7656273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2792345.9553" calcext:value-type="float">
            <text:p>1442792345.9553</text:p>
          </table:table-cell>
          <table:table-cell office:value-type="float" office:value="1442792345.95534" calcext:value-type="float">
            <text:p>1442792345.95534</text:p>
          </table:table-cell>
          <table:table-cell office:value-type="float" office:value="65632" calcext:value-type="float">
            <text:p>65632</text:p>
          </table:table-cell>
          <table:table-cell table:formula="of:=[.C174]-[.C$2]" office:value-type="float" office:value="32.4437131881714" calcext:value-type="float">
            <text:p>32.4437131882</text:p>
          </table:table-cell>
          <table:table-cell table:formula="of:=[.D174]/([.E174]-[.E173])" office:value-type="float" office:value="1034617.05614312" calcext:value-type="float">
            <text:p>1034617.0561431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2792346.01902" calcext:value-type="float">
            <text:p>1442792346.01902</text:p>
          </table:table-cell>
          <table:table-cell office:value-type="float" office:value="1442792346.01905" calcext:value-type="float">
            <text:p>1442792346.01905</text:p>
          </table:table-cell>
          <table:table-cell office:value-type="float" office:value="65632" calcext:value-type="float">
            <text:p>65632</text:p>
          </table:table-cell>
          <table:table-cell table:formula="of:=[.C175]-[.C$2]" office:value-type="float" office:value="32.5074219703674" calcext:value-type="float">
            <text:p>32.5074219704</text:p>
          </table:table-cell>
          <table:table-cell table:formula="of:=[.D175]/([.E175]-[.E174])" office:value-type="float" office:value="1030187.64034819" calcext:value-type="float">
            <text:p>1030187.6403481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2792346.08259" calcext:value-type="float">
            <text:p>1442792346.08259</text:p>
          </table:table-cell>
          <table:table-cell office:value-type="float" office:value="1442792346.08264" calcext:value-type="float">
            <text:p>1442792346.08264</text:p>
          </table:table-cell>
          <table:table-cell office:value-type="float" office:value="65632" calcext:value-type="float">
            <text:p>65632</text:p>
          </table:table-cell>
          <table:table-cell table:formula="of:=[.C176]-[.C$2]" office:value-type="float" office:value="32.5710089206696" calcext:value-type="float">
            <text:p>32.5710089207</text:p>
          </table:table-cell>
          <table:table-cell table:formula="of:=[.D176]/([.E176]-[.E175])" office:value-type="float" office:value="1032161.46847992" calcext:value-type="float">
            <text:p>1032161.4684799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2792346.20926" calcext:value-type="float">
            <text:p>1442792346.20926</text:p>
          </table:table-cell>
          <table:table-cell office:value-type="float" office:value="1442792346.20931" calcext:value-type="float">
            <text:p>1442792346.20931</text:p>
          </table:table-cell>
          <table:table-cell office:value-type="float" office:value="65632" calcext:value-type="float">
            <text:p>65632</text:p>
          </table:table-cell>
          <table:table-cell table:formula="of:=[.C177]-[.C$2]" office:value-type="float" office:value="32.6976771354675" calcext:value-type="float">
            <text:p>32.6976771355</text:p>
          </table:table-cell>
          <table:table-cell table:formula="of:=[.D177]/([.E177]-[.E176])" office:value-type="float" office:value="518141.035655063" calcext:value-type="float">
            <text:p>518141.03565506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2792346.273" calcext:value-type="float">
            <text:p>1442792346.273</text:p>
          </table:table-cell>
          <table:table-cell office:value-type="float" office:value="1442792346.27319" calcext:value-type="float">
            <text:p>1442792346.27319</text:p>
          </table:table-cell>
          <table:table-cell office:value-type="float" office:value="65632" calcext:value-type="float">
            <text:p>65632</text:p>
          </table:table-cell>
          <table:table-cell table:formula="of:=[.C178]-[.C$2]" office:value-type="float" office:value="32.7615568637848" calcext:value-type="float">
            <text:p>32.7615568638</text:p>
          </table:table-cell>
          <table:table-cell table:formula="of:=[.D178]/([.E178]-[.E177])" office:value-type="float" office:value="1027430.79422687" calcext:value-type="float">
            <text:p>1027430.7942268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2792346.33658" calcext:value-type="float">
            <text:p>1442792346.33658</text:p>
          </table:table-cell>
          <table:table-cell office:value-type="float" office:value="1442792346.33664" calcext:value-type="float">
            <text:p>1442792346.33664</text:p>
          </table:table-cell>
          <table:table-cell office:value-type="float" office:value="65632" calcext:value-type="float">
            <text:p>65632</text:p>
          </table:table-cell>
          <table:table-cell table:formula="of:=[.C179]-[.C$2]" office:value-type="float" office:value="32.8250088691711" calcext:value-type="float">
            <text:p>32.8250088692</text:p>
          </table:table-cell>
          <table:table-cell table:formula="of:=[.D179]/([.E179]-[.E178])" office:value-type="float" office:value="1034356.59125939" calcext:value-type="float">
            <text:p>1034356.5912593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2792346.40011" calcext:value-type="float">
            <text:p>1442792346.40011</text:p>
          </table:table-cell>
          <table:table-cell office:value-type="float" office:value="1442792346.40015" calcext:value-type="float">
            <text:p>1442792346.40015</text:p>
          </table:table-cell>
          <table:table-cell office:value-type="float" office:value="65632" calcext:value-type="float">
            <text:p>65632</text:p>
          </table:table-cell>
          <table:table-cell table:formula="of:=[.C180]-[.C$2]" office:value-type="float" office:value="32.8885228633881" calcext:value-type="float">
            <text:p>32.8885228634</text:p>
          </table:table-cell>
          <table:table-cell table:formula="of:=[.D180]/([.E180]-[.E179])" office:value-type="float" office:value="1033347.07270728" calcext:value-type="float">
            <text:p>1033347.0727072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2792346.46175" calcext:value-type="float">
            <text:p>1442792346.46175</text:p>
          </table:table-cell>
          <table:table-cell office:value-type="float" office:value="1442792346.4618" calcext:value-type="float">
            <text:p>1442792346.4618</text:p>
          </table:table-cell>
          <table:table-cell office:value-type="float" office:value="65632" calcext:value-type="float">
            <text:p>65632</text:p>
          </table:table-cell>
          <table:table-cell table:formula="of:=[.C181]-[.C$2]" office:value-type="float" office:value="32.9501686096191" calcext:value-type="float">
            <text:p>32.9501686096</text:p>
          </table:table-cell>
          <table:table-cell table:formula="of:=[.D181]/([.E181]-[.E180])" office:value-type="float" office:value="1064663.89025414" calcext:value-type="float">
            <text:p>1064663.8902541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2792346.52213" calcext:value-type="float">
            <text:p>1442792346.52213</text:p>
          </table:table-cell>
          <table:table-cell office:value-type="float" office:value="1442792346.52225" calcext:value-type="float">
            <text:p>1442792346.52225</text:p>
          </table:table-cell>
          <table:table-cell office:value-type="float" office:value="65632" calcext:value-type="float">
            <text:p>65632</text:p>
          </table:table-cell>
          <table:table-cell table:formula="of:=[.C182]-[.C$2]" office:value-type="float" office:value="33.010623216629" calcext:value-type="float">
            <text:p>33.0106232166</text:p>
          </table:table-cell>
          <table:table-cell table:formula="of:=[.D182]/([.E182]-[.E181])" office:value-type="float" office:value="1085640.99985408" calcext:value-type="float">
            <text:p>1085640.9998540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2792346.58304" calcext:value-type="float">
            <text:p>1442792346.58304</text:p>
          </table:table-cell>
          <table:table-cell office:value-type="float" office:value="1442792346.58307" calcext:value-type="float">
            <text:p>1442792346.58307</text:p>
          </table:table-cell>
          <table:table-cell office:value-type="float" office:value="65632" calcext:value-type="float">
            <text:p>65632</text:p>
          </table:table-cell>
          <table:table-cell table:formula="of:=[.C183]-[.C$2]" office:value-type="float" office:value="33.0714404582977" calcext:value-type="float">
            <text:p>33.0714404583</text:p>
          </table:table-cell>
          <table:table-cell table:formula="of:=[.D183]/([.E183]-[.E182])" office:value-type="float" office:value="1079167.65376383" calcext:value-type="float">
            <text:p>1079167.6537638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2792346.64368" calcext:value-type="float">
            <text:p>1442792346.64368</text:p>
          </table:table-cell>
          <table:table-cell office:value-type="float" office:value="1442792346.64374" calcext:value-type="float">
            <text:p>1442792346.64374</text:p>
          </table:table-cell>
          <table:table-cell office:value-type="float" office:value="65632" calcext:value-type="float">
            <text:p>65632</text:p>
          </table:table-cell>
          <table:table-cell table:formula="of:=[.C184]-[.C$2]" office:value-type="float" office:value="33.1321089267731" calcext:value-type="float">
            <text:p>33.1321089268</text:p>
          </table:table-cell>
          <table:table-cell table:formula="of:=[.D184]/([.E184]-[.E183])" office:value-type="float" office:value="1081814.02381495" calcext:value-type="float">
            <text:p>1081814.0238149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2792346.70402" calcext:value-type="float">
            <text:p>1442792346.70402</text:p>
          </table:table-cell>
          <table:table-cell office:value-type="float" office:value="1442792346.70405" calcext:value-type="float">
            <text:p>1442792346.70405</text:p>
          </table:table-cell>
          <table:table-cell office:value-type="float" office:value="65632" calcext:value-type="float">
            <text:p>65632</text:p>
          </table:table-cell>
          <table:table-cell table:formula="of:=[.C185]-[.C$2]" office:value-type="float" office:value="33.1924223899841" calcext:value-type="float">
            <text:p>33.19242239</text:p>
          </table:table-cell>
          <table:table-cell table:formula="of:=[.D185]/([.E185]-[.E184])" office:value-type="float" office:value="1088181.58510197" calcext:value-type="float">
            <text:p>1088181.5851019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2792346.82484" calcext:value-type="float">
            <text:p>1442792346.82484</text:p>
          </table:table-cell>
          <table:table-cell office:value-type="float" office:value="1442792346.82489" calcext:value-type="float">
            <text:p>1442792346.82489</text:p>
          </table:table-cell>
          <table:table-cell office:value-type="float" office:value="65632" calcext:value-type="float">
            <text:p>65632</text:p>
          </table:table-cell>
          <table:table-cell table:formula="of:=[.C186]-[.C$2]" office:value-type="float" office:value="33.3132569789886" calcext:value-type="float">
            <text:p>33.313256979</text:p>
          </table:table-cell>
          <table:table-cell table:formula="of:=[.D186]/([.E186]-[.E185])" office:value-type="float" office:value="543155.734965481" calcext:value-type="float">
            <text:p>543155.73496548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2792346.88555" calcext:value-type="float">
            <text:p>1442792346.88555</text:p>
          </table:table-cell>
          <table:table-cell office:value-type="float" office:value="1442792346.88558" calcext:value-type="float">
            <text:p>1442792346.88558</text:p>
          </table:table-cell>
          <table:table-cell office:value-type="float" office:value="65632" calcext:value-type="float">
            <text:p>65632</text:p>
          </table:table-cell>
          <table:table-cell table:formula="of:=[.C187]-[.C$2]" office:value-type="float" office:value="33.3739459514618" calcext:value-type="float">
            <text:p>33.3739459515</text:p>
          </table:table-cell>
          <table:table-cell table:formula="of:=[.D187]/([.E187]-[.E186])" office:value-type="float" office:value="1081448.52887471" calcext:value-type="float">
            <text:p>1081448.5288747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2792346.94594" calcext:value-type="float">
            <text:p>1442792346.94594</text:p>
          </table:table-cell>
          <table:table-cell office:value-type="float" office:value="1442792346.94597" calcext:value-type="float">
            <text:p>1442792346.94597</text:p>
          </table:table-cell>
          <table:table-cell office:value-type="float" office:value="65632" calcext:value-type="float">
            <text:p>65632</text:p>
          </table:table-cell>
          <table:table-cell table:formula="of:=[.C188]-[.C$2]" office:value-type="float" office:value="33.4343400001526" calcext:value-type="float">
            <text:p>33.4343400002</text:p>
          </table:table-cell>
          <table:table-cell table:formula="of:=[.D188]/([.E188]-[.E187])" office:value-type="float" office:value="1086729.59377208" calcext:value-type="float">
            <text:p>1086729.5937720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2792347.06665" calcext:value-type="float">
            <text:p>1442792347.06665</text:p>
          </table:table-cell>
          <table:table-cell office:value-type="float" office:value="1442792347.06669" calcext:value-type="float">
            <text:p>1442792347.06669</text:p>
          </table:table-cell>
          <table:table-cell office:value-type="float" office:value="65632" calcext:value-type="float">
            <text:p>65632</text:p>
          </table:table-cell>
          <table:table-cell table:formula="of:=[.C189]-[.C$2]" office:value-type="float" office:value="33.5550560951233" calcext:value-type="float">
            <text:p>33.5550560951</text:p>
          </table:table-cell>
          <table:table-cell table:formula="of:=[.D189]/([.E189]-[.E188])" office:value-type="float" office:value="543688.892652868" calcext:value-type="float">
            <text:p>543688.89265286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2792347.08638" calcext:value-type="float">
            <text:p>1442792347.08638</text:p>
          </table:table-cell>
          <table:table-cell office:value-type="float" office:value="1442792350.02756" calcext:value-type="float">
            <text:p>1442792350.02756</text:p>
          </table:table-cell>
          <table:table-cell office:value-type="float" office:value="65632" calcext:value-type="float">
            <text:p>65632</text:p>
          </table:table-cell>
          <table:table-cell table:formula="of:=[.C190]-[.C$2]" office:value-type="float" office:value="36.5159258842468" calcext:value-type="float">
            <text:p>36.5159258842</text:p>
          </table:table-cell>
          <table:table-cell table:formula="of:=[.D190]/([.E190]-[.E189])" office:value-type="float" office:value="22166.4594103708" calcext:value-type="float">
            <text:p>22166.459410370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2792347.18778" calcext:value-type="float">
            <text:p>1442792347.18778</text:p>
          </table:table-cell>
          <table:table-cell office:value-type="float" office:value="1442792350.05511" calcext:value-type="float">
            <text:p>1442792350.05511</text:p>
          </table:table-cell>
          <table:table-cell office:value-type="float" office:value="65632" calcext:value-type="float">
            <text:p>65632</text:p>
          </table:table-cell>
          <table:table-cell table:formula="of:=[.C191]-[.C$2]" office:value-type="float" office:value="36.5434765815735" calcext:value-type="float">
            <text:p>36.5434765816</text:p>
          </table:table-cell>
          <table:table-cell table:formula="of:=[.D191]/([.E191]-[.E190])" office:value-type="float" office:value="2382226.45408287" calcext:value-type="float">
            <text:p>2382226.4540828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2792347.30882" calcext:value-type="float">
            <text:p>1442792347.30882</text:p>
          </table:table-cell>
          <table:table-cell office:value-type="float" office:value="1442792350.08263" calcext:value-type="float">
            <text:p>1442792350.08263</text:p>
          </table:table-cell>
          <table:table-cell office:value-type="float" office:value="65632" calcext:value-type="float">
            <text:p>65632</text:p>
          </table:table-cell>
          <table:table-cell table:formula="of:=[.C192]-[.C$2]" office:value-type="float" office:value="36.570999622345" calcext:value-type="float">
            <text:p>36.5709996223</text:p>
          </table:table-cell>
          <table:table-cell table:formula="of:=[.D192]/([.E192]-[.E191])" office:value-type="float" office:value="2384620.23672904" calcext:value-type="float">
            <text:p>2384620.2367290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2792347.34761" calcext:value-type="float">
            <text:p>1442792347.34761</text:p>
          </table:table-cell>
          <table:table-cell office:value-type="float" office:value="1442792350.11015" calcext:value-type="float">
            <text:p>1442792350.11015</text:p>
          </table:table-cell>
          <table:table-cell office:value-type="float" office:value="65632" calcext:value-type="float">
            <text:p>65632</text:p>
          </table:table-cell>
          <table:table-cell table:formula="of:=[.C193]-[.C$2]" office:value-type="float" office:value="36.5985200405121" calcext:value-type="float">
            <text:p>36.5985200405</text:p>
          </table:table-cell>
          <table:table-cell table:formula="of:=[.D193]/([.E193]-[.E192])" office:value-type="float" office:value="2384847.48311083" calcext:value-type="float">
            <text:p>2384847.4831108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2792347.44898" calcext:value-type="float">
            <text:p>1442792347.44898</text:p>
          </table:table-cell>
          <table:table-cell office:value-type="float" office:value="1442792350.1377" calcext:value-type="float">
            <text:p>1442792350.1377</text:p>
          </table:table-cell>
          <table:table-cell office:value-type="float" office:value="65632" calcext:value-type="float">
            <text:p>65632</text:p>
          </table:table-cell>
          <table:table-cell table:formula="of:=[.C194]-[.C$2]" office:value-type="float" office:value="36.6260671615601" calcext:value-type="float">
            <text:p>36.6260671616</text:p>
          </table:table-cell>
          <table:table-cell table:formula="of:=[.D194]/([.E194]-[.E193])" office:value-type="float" office:value="2382535.72435759" calcext:value-type="float">
            <text:p>2382535.7243575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2792347.53126" calcext:value-type="float">
            <text:p>1442792347.53126</text:p>
          </table:table-cell>
          <table:table-cell office:value-type="float" office:value="1442792350.16526" calcext:value-type="float">
            <text:p>1442792350.16526</text:p>
          </table:table-cell>
          <table:table-cell office:value-type="float" office:value="65632" calcext:value-type="float">
            <text:p>65632</text:p>
          </table:table-cell>
          <table:table-cell table:formula="of:=[.C195]-[.C$2]" office:value-type="float" office:value="36.6536297798157" calcext:value-type="float">
            <text:p>36.6536297798</text:p>
          </table:table-cell>
          <table:table-cell table:formula="of:=[.D195]/([.E195]-[.E194])" office:value-type="float" office:value="2381196.13279588" calcext:value-type="float">
            <text:p>2381196.1327958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2792347.59847" calcext:value-type="float">
            <text:p>1442792347.59847</text:p>
          </table:table-cell>
          <table:table-cell office:value-type="float" office:value="1442792350.19281" calcext:value-type="float">
            <text:p>1442792350.19281</text:p>
          </table:table-cell>
          <table:table-cell office:value-type="float" office:value="65632" calcext:value-type="float">
            <text:p>65632</text:p>
          </table:table-cell>
          <table:table-cell table:formula="of:=[.C196]-[.C$2]" office:value-type="float" office:value="36.6811807155609" calcext:value-type="float">
            <text:p>36.6811807156</text:p>
          </table:table-cell>
          <table:table-cell table:formula="of:=[.D196]/([.E196]-[.E195])" office:value-type="float" office:value="2382205.83891932" calcext:value-type="float">
            <text:p>2382205.8389193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2792347.67925" calcext:value-type="float">
            <text:p>1442792347.67925</text:p>
          </table:table-cell>
          <table:table-cell office:value-type="float" office:value="1442792350.22036" calcext:value-type="float">
            <text:p>1442792350.22036</text:p>
          </table:table-cell>
          <table:table-cell office:value-type="float" office:value="65632" calcext:value-type="float">
            <text:p>65632</text:p>
          </table:table-cell>
          <table:table-cell table:formula="of:=[.C197]-[.C$2]" office:value-type="float" office:value="36.7087252140045" calcext:value-type="float">
            <text:p>36.708725214</text:p>
          </table:table-cell>
          <table:table-cell table:formula="of:=[.D197]/([.E197]-[.E196])" office:value-type="float" office:value="2382762.57359993" calcext:value-type="float">
            <text:p>2382762.5735999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2792347.75966" calcext:value-type="float">
            <text:p>1442792347.75966</text:p>
          </table:table-cell>
          <table:table-cell office:value-type="float" office:value="1442792350.24788" calcext:value-type="float">
            <text:p>1442792350.24788</text:p>
          </table:table-cell>
          <table:table-cell office:value-type="float" office:value="65632" calcext:value-type="float">
            <text:p>65632</text:p>
          </table:table-cell>
          <table:table-cell table:formula="of:=[.C198]-[.C$2]" office:value-type="float" office:value="36.7362439632416" calcext:value-type="float">
            <text:p>36.7362439632</text:p>
          </table:table-cell>
          <table:table-cell table:formula="of:=[.D198]/([.E198]-[.E197])" office:value-type="float" office:value="2384992.11699676" calcext:value-type="float">
            <text:p>2384992.1169967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2792347.82692" calcext:value-type="float">
            <text:p>1442792347.82692</text:p>
          </table:table-cell>
          <table:table-cell office:value-type="float" office:value="1442792350.27542" calcext:value-type="float">
            <text:p>1442792350.27542</text:p>
          </table:table-cell>
          <table:table-cell office:value-type="float" office:value="65632" calcext:value-type="float">
            <text:p>65632</text:p>
          </table:table-cell>
          <table:table-cell table:formula="of:=[.C199]-[.C$2]" office:value-type="float" office:value="36.763790845871" calcext:value-type="float">
            <text:p>36.7637908459</text:p>
          </table:table-cell>
          <table:table-cell table:formula="of:=[.D199]/([.E199]-[.E198])" office:value-type="float" office:value="2382556.34523109" calcext:value-type="float">
            <text:p>2382556.3452310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2792347.90768" calcext:value-type="float">
            <text:p>1442792347.90768</text:p>
          </table:table-cell>
          <table:table-cell office:value-type="float" office:value="1442792350.30294" calcext:value-type="float">
            <text:p>1442792350.30294</text:p>
          </table:table-cell>
          <table:table-cell office:value-type="float" office:value="65632" calcext:value-type="float">
            <text:p>65632</text:p>
          </table:table-cell>
          <table:table-cell table:formula="of:=[.C200]-[.C$2]" office:value-type="float" office:value="36.7913057804108" calcext:value-type="float">
            <text:p>36.7913057804</text:p>
          </table:table-cell>
          <table:table-cell table:formula="of:=[.D200]/([.E200]-[.E199])" office:value-type="float" office:value="2385322.77462177" calcext:value-type="float">
            <text:p>2385322.7746217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2792347.98834" calcext:value-type="float">
            <text:p>1442792347.98834</text:p>
          </table:table-cell>
          <table:table-cell office:value-type="float" office:value="1442792350.33038" calcext:value-type="float">
            <text:p>1442792350.33038</text:p>
          </table:table-cell>
          <table:table-cell office:value-type="float" office:value="65632" calcext:value-type="float">
            <text:p>65632</text:p>
          </table:table-cell>
          <table:table-cell table:formula="of:=[.C201]-[.C$2]" office:value-type="float" office:value="36.8187510967255" calcext:value-type="float">
            <text:p>36.8187510967</text:p>
          </table:table-cell>
          <table:table-cell table:formula="of:=[.D201]/([.E201]-[.E200])" office:value-type="float" office:value="2391373.4222423" calcext:value-type="float">
            <text:p>2391373.422242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2792348.05559" calcext:value-type="float">
            <text:p>1442792348.05559</text:p>
          </table:table-cell>
          <table:table-cell office:value-type="float" office:value="1442792350.35792" calcext:value-type="float">
            <text:p>1442792350.35792</text:p>
          </table:table-cell>
          <table:table-cell office:value-type="float" office:value="65632" calcext:value-type="float">
            <text:p>65632</text:p>
          </table:table-cell>
          <table:table-cell table:formula="of:=[.C202]-[.C$2]" office:value-type="float" office:value="36.8462927341461" calcext:value-type="float">
            <text:p>36.8462927341</text:p>
          </table:table-cell>
          <table:table-cell table:formula="of:=[.D202]/([.E202]-[.E201])" office:value-type="float" office:value="2383010.09477311" calcext:value-type="float">
            <text:p>2383010.0947731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2792348.13628" calcext:value-type="float">
            <text:p>1442792348.13628</text:p>
          </table:table-cell>
          <table:table-cell office:value-type="float" office:value="1442792350.38543" calcext:value-type="float">
            <text:p>1442792350.38543</text:p>
          </table:table-cell>
          <table:table-cell office:value-type="float" office:value="65632" calcext:value-type="float">
            <text:p>65632</text:p>
          </table:table-cell>
          <table:table-cell table:formula="of:=[.C203]-[.C$2]" office:value-type="float" office:value="36.8737952709198" calcext:value-type="float">
            <text:p>36.8737952709</text:p>
          </table:table-cell>
          <table:table-cell table:formula="of:=[.D203]/([.E203]-[.E202])" office:value-type="float" office:value="2386398.04539071" calcext:value-type="float">
            <text:p>2386398.0453907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2792348.21691" calcext:value-type="float">
            <text:p>1442792348.21691</text:p>
          </table:table-cell>
          <table:table-cell office:value-type="float" office:value="1442792350.41293" calcext:value-type="float">
            <text:p>1442792350.41293</text:p>
          </table:table-cell>
          <table:table-cell office:value-type="float" office:value="65632" calcext:value-type="float">
            <text:p>65632</text:p>
          </table:table-cell>
          <table:table-cell table:formula="of:=[.C204]-[.C$2]" office:value-type="float" office:value="36.9013006687164" calcext:value-type="float">
            <text:p>36.9013006687</text:p>
          </table:table-cell>
          <table:table-cell table:formula="of:=[.D204]/([.E204]-[.E203])" office:value-type="float" office:value="2386149.81994695" calcext:value-type="float">
            <text:p>2386149.8199469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2792348.28412" calcext:value-type="float">
            <text:p>1442792348.28412</text:p>
          </table:table-cell>
          <table:table-cell office:value-type="float" office:value="1442792350.44043" calcext:value-type="float">
            <text:p>1442792350.44043</text:p>
          </table:table-cell>
          <table:table-cell office:value-type="float" office:value="65632" calcext:value-type="float">
            <text:p>65632</text:p>
          </table:table-cell>
          <table:table-cell table:formula="of:=[.C205]-[.C$2]" office:value-type="float" office:value="36.9287986755371" calcext:value-type="float">
            <text:p>36.9287986755</text:p>
          </table:table-cell>
          <table:table-cell table:formula="of:=[.D205]/([.E205]-[.E204])" office:value-type="float" office:value="2386791.17464777" calcext:value-type="float">
            <text:p>2386791.1746477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2792348.36482" calcext:value-type="float">
            <text:p>1442792348.36482</text:p>
          </table:table-cell>
          <table:table-cell office:value-type="float" office:value="1442792350.46793" calcext:value-type="float">
            <text:p>1442792350.46793</text:p>
          </table:table-cell>
          <table:table-cell office:value-type="float" office:value="65632" calcext:value-type="float">
            <text:p>65632</text:p>
          </table:table-cell>
          <table:table-cell table:formula="of:=[.C206]-[.C$2]" office:value-type="float" office:value="36.9562990665436" calcext:value-type="float">
            <text:p>36.9562990665</text:p>
          </table:table-cell>
          <table:table-cell table:formula="of:=[.D206]/([.E206]-[.E205])" office:value-type="float" office:value="2386584.24836794" calcext:value-type="float">
            <text:p>2386584.2483679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2792348.42531" calcext:value-type="float">
            <text:p>1442792348.42531</text:p>
          </table:table-cell>
          <table:table-cell office:value-type="float" office:value="1442792350.49543" calcext:value-type="float">
            <text:p>1442792350.49543</text:p>
          </table:table-cell>
          <table:table-cell office:value-type="float" office:value="65632" calcext:value-type="float">
            <text:p>65632</text:p>
          </table:table-cell>
          <table:table-cell table:formula="of:=[.C207]-[.C$2]" office:value-type="float" office:value="36.98379945755" calcext:value-type="float">
            <text:p>36.9837994576</text:p>
          </table:table-cell>
          <table:table-cell table:formula="of:=[.D207]/([.E207]-[.E206])" office:value-type="float" office:value="2386584.24836794" calcext:value-type="float">
            <text:p>2386584.2483679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2792360.45785" calcext:value-type="float">
            <text:p>1442792360.45785</text:p>
          </table:table-cell>
          <table:table-cell office:value-type="float" office:value="1442792360.45789" calcext:value-type="float">
            <text:p>1442792360.45789</text:p>
          </table:table-cell>
          <table:table-cell office:value-type="float" office:value="65632" calcext:value-type="float">
            <text:p>65632</text:p>
          </table:table-cell>
          <table:table-cell table:formula="of:=[.C208]-[.C$2]" office:value-type="float" office:value="46.9462575912476" calcext:value-type="float">
            <text:p>46.9462575912</text:p>
          </table:table-cell>
          <table:table-cell table:formula="of:=[.D208]/([.E208]-[.E207])" office:value-type="float" office:value="6587.93232746475" calcext:value-type="float">
            <text:p>6587.93232746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0T19:25:18.696452171</dc:date>
    <meta:editing-duration>PT24S</meta:editing-duration>
    <meta:editing-cycles>1</meta:editing-cycles>
    <meta:document-statistic meta:table-count="1" meta:cell-count="1247" meta:object-count="0"/>
    <meta:generator>LibreOffice/4.4.2.2$Linux_X86_64 LibreOffice_project/40m0$Build-2</meta:generator>
  </office:meta>
</office:document-meta>
</file>